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fo:font-weight="bold" officeooo:rsid="0010a7db" officeooo:paragraph-rsid="0010a7db" style:font-size-asian="9pt" style:font-weight-asian="bold" style:font-size-complex="9pt" style:font-weight-complex="bold"/>
    </style:style>
    <style:style style:name="P2" style:family="paragraph" style:parent-style-name="Standard">
      <style:text-properties fo:font-size="9pt" fo:font-weight="bold" officeooo:rsid="0010e9a4" officeooo:paragraph-rsid="0010e9a4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normal" officeooo:rsid="0010e9a4" officeooo:paragraph-rsid="0010e9a4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9pt" fo:font-weight="normal" officeooo:rsid="0011de11" officeooo:paragraph-rsid="0011de11" style:font-size-asian="9pt" style:font-weight-asian="normal" style:font-size-complex="9pt" style:font-weight-complex="normal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9pt" officeooo:paragraph-rsid="0010e9a4" style:font-size-asian="9pt" style:font-size-complex="9pt"/>
    </style:style>
    <style:style style:name="P7" style:family="paragraph" style:parent-style-name="Standard">
      <style:text-properties fo:font-size="9pt" fo:font-style="normal" fo:font-weight="normal" officeooo:rsid="0010e9a4" officeooo:paragraph-rsid="0010e9a4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fo:font-size="9pt" fo:font-style="normal" fo:font-weight="normal" officeooo:rsid="0011de11" officeooo:paragraph-rsid="0011de11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fo:font-size="9pt" fo:font-style="normal" fo:font-weight="normal" officeooo:rsid="0011de11" officeooo:paragraph-rsid="0016fb6d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fo:font-size="9pt" fo:font-style="normal" fo:font-weight="normal" officeooo:rsid="00173bbd" officeooo:paragraph-rsid="00173bbd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fo:font-size="9pt" fo:font-style="normal" fo:font-weight="normal" officeooo:rsid="00186f7e" officeooo:paragraph-rsid="00186f7e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font-size="9pt" fo:font-style="normal" fo:font-weight="normal" officeooo:rsid="0019b322" officeooo:paragraph-rsid="0019b32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fo:font-size="9pt" fo:font-style="normal" fo:font-weight="normal" officeooo:rsid="0019b322" officeooo:paragraph-rsid="001b54c7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font-size="9pt" fo:font-style="normal" fo:font-weight="normal" officeooo:rsid="001b54c7" officeooo:paragraph-rsid="001b54c7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fo:font-size="9pt" fo:font-style="normal" fo:font-weight="normal" officeooo:rsid="001cec1c" officeooo:paragraph-rsid="001cec1c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fo:font-size="9pt" fo:font-style="normal" fo:font-weight="normal" officeooo:rsid="001cfec9" officeooo:paragraph-rsid="001cfec9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fo:font-size="9pt" fo:font-style="normal" fo:font-weight="normal" officeooo:rsid="001e3973" officeooo:paragraph-rsid="001e3973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fo:font-size="9pt" fo:font-style="normal" fo:font-weight="bold" officeooo:rsid="0010e9a4" officeooo:paragraph-rsid="0010e9a4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text-properties fo:font-size="9pt" fo:font-style="normal" fo:font-weight="bold" officeooo:rsid="00173bbd" officeooo:paragraph-rsid="00173bb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text-properties fo:font-size="9pt" fo:font-style="normal" fo:font-weight="bold" officeooo:rsid="0019b322" officeooo:paragraph-rsid="0019b322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Standard">
      <style:text-properties fo:font-size="9pt" fo:font-style="normal" fo:font-weight="bold" officeooo:rsid="001cec1c" officeooo:paragraph-rsid="001cec1c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Standard">
      <style:text-properties fo:font-size="9pt" fo:font-style="normal" fo:font-weight="bold" officeooo:rsid="001cfec9" officeooo:paragraph-rsid="001cfec9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Standard">
      <style:text-properties fo:font-size="9pt" fo:font-style="italic" fo:font-weight="normal" officeooo:rsid="00173bbd" officeooo:paragraph-rsid="00173bbd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Standard">
      <style:text-properties fo:font-size="9pt" fo:font-style="italic" fo:font-weight="normal" officeooo:rsid="0019b322" officeooo:paragraph-rsid="0019b322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Standard">
      <style:text-properties fo:font-size="9pt" fo:font-style="italic" fo:font-weight="normal" officeooo:rsid="001e3973" officeooo:paragraph-rsid="001e3973" style:font-size-asian="9pt" style:font-style-asian="italic" style:font-weight-asian="normal" style:font-size-complex="9pt" style:font-style-complex="italic" style:font-weight-complex="normal"/>
    </style:style>
    <style:style style:name="P26" style:family="paragraph" style:parent-style-name="Standard">
      <style:text-properties fo:font-size="9pt" fo:font-style="italic" fo:font-weight="normal" officeooo:rsid="001fab8e" officeooo:paragraph-rsid="001fab8e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Standard">
      <style:text-properties fo:font-size="9pt" fo:font-style="normal" fo:font-weight="normal" officeooo:rsid="001cec1c" officeooo:paragraph-rsid="001cec1c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text-properties fo:font-size="9pt" fo:font-style="normal" fo:font-weight="normal" officeooo:rsid="001cec1c" officeooo:paragraph-rsid="00258a21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fo:font-size="9pt" fo:font-style="normal" fo:font-weight="normal" officeooo:rsid="00251216" officeooo:paragraph-rsid="0025121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fo:font-size="9pt" fo:font-style="normal" fo:font-weight="normal" officeooo:rsid="00258a21" officeooo:paragraph-rsid="00258a21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fo:font-size="9pt" fo:font-style="normal" fo:font-weight="bold" officeooo:rsid="00258a21" officeooo:paragraph-rsid="00258a21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54c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b54c7"/>
    </style:style>
    <style:style style:name="T5" style:family="text">
      <style:text-properties officeooo:rsid="001cfec9"/>
    </style:style>
    <style:style style:name="T6" style:family="text">
      <style:text-properties officeooo:rsid="001e3973"/>
    </style:style>
    <style:style style:name="T7" style:family="text">
      <style:text-properties officeooo:rsid="00258a21"/>
    </style:style>
    <style:style style:name="T8" style:family="text">
      <style:text-properties officeooo:rsid="00261c0a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ten</text:p>
      <text:p text:style-name="P3">Voor alle <text:span text:style-name="T1">a,b &gt; 0</text:span></text:p>
      <text:p text:style-name="P5"><draw:frame draw:style-name="fr2" draw:name="Object1" text:anchor-type="as-char" svg:y="-0.462cm" svg:width="1.386cm" svg:height="0.74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2" draw:name="Object2" text:anchor-type="as-char" svg:y="-0.54cm" svg:width="1.316cm" svg:height="0.60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2" draw:name="Object3" text:anchor-type="as-char" svg:y="-0.328cm" svg:width="1.752cm" svg:height="0.39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2" draw:name="Object4" text:anchor-type="as-char" svg:y="-0.508cm" svg:width="1.443cm" svg:height="0.83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2" draw:name="Object5" text:anchor-type="as-char" svg:y="-0.328cm" svg:width="2.044cm" svg:height="0.4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2" draw:name="Object6" text:anchor-type="as-char" svg:y="-0.328cm" svg:width="1.513cm" svg:height="0.4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Logaritmen</text:p>
      <text:p text:style-name="P3">Voor alle <text:span text:style-name="T1">g &gt; 0</text:span><text:span text:style-name="T3"> en </text:span><text:span text:style-name="T1"><draw:frame draw:style-name="fr2" draw:name="Object7" text:anchor-type="as-char" svg:y="-0.314cm" svg:width="0.87cm" svg:height="0.3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<text:s/>en alle </text:span><text:span text:style-name="T1">a,b &gt; 0</text:span></text:p>
      <text:p text:style-name="P7"><draw:frame draw:style-name="fr2" draw:name="Object8" text:anchor-type="as-char" svg:y="-0.328cm" svg:width="3.277cm" svg:height="0.39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7"><draw:frame draw:style-name="fr2" draw:name="Object9" text:anchor-type="as-char" svg:y="-0.508cm" svg:width="3.177cm" svg:height="0.7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text:span text:style-name="T3"><draw:frame draw:style-name="fr2" draw:name="Object10" text:anchor-type="as-char" svg:y="-0.328cm" svg:width="2.45cm" svg:height="0.39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<draw:frame draw:style-name="fr2" draw:name="Object11" text:anchor-type="as-char" svg:y="-0.289cm" svg:width="1.147cm" svg:height="0.379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><text:span text:style-name="T3"><draw:frame draw:style-name="fr2" draw:name="Object12" text:anchor-type="as-char" svg:y="-0.508cm" svg:width="2.124cm" svg:height="0.836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<draw:frame draw:style-name="fr2" draw:name="Object13" text:anchor-type="as-char" svg:y="-0.289cm" svg:width="2.157cm" svg:height="0.379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7"><draw:frame draw:style-name="fr2" draw:name="Object69" text:anchor-type="as-char" svg:y="-0.328cm" svg:width="2.866cm" svg:height="0.42cm" draw:z-index="67"><draw:object xlink:href="./Object 69" xlink:type="simple" xlink:show="embed" xlink:actuate="onLoad"/><draw:image xlink:href="./ObjectReplacements/Object 69" xlink:type="simple" xlink:show="embed" xlink:actuate="onLoad"/></draw:frame></text:p>
      <text:p text:style-name="P18">abc-formule</text:p>
      <text:p text:style-name="P7"><draw:frame draw:style-name="fr2" draw:name="Object14" text:anchor-type="as-char" svg:y="-0.328cm" svg:width="1.909cm" svg:height="0.39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draw:frame draw:style-name="fr2" draw:name="Object15" text:anchor-type="as-char" svg:y="-0.49cm" svg:width="2.184cm" svg:height="0.773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8">Goniometrische formules</text:p>
      <text:p text:style-name="P7"><draw:frame draw:style-name="fr2" draw:name="Object16" text:anchor-type="as-char" svg:y="-0.328cm" svg:width="2.833cm" svg:height="0.4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<draw:frame draw:style-name="fr2" draw:name="Object17" text:anchor-type="as-char" svg:y="-0.492cm" svg:width="2.32cm" svg:height="0.804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7"><draw:frame draw:style-name="fr2" draw:name="Object18" text:anchor-type="as-char" svg:y="-0.462cm" svg:width="3.029cm" svg:height="0.746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<draw:frame draw:style-name="fr2" draw:name="Object19" text:anchor-type="as-char" svg:y="-0.462cm" svg:width="3.029cm" svg:height="0.746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<draw:frame draw:style-name="fr2" draw:name="Object20" text:anchor-type="as-char" svg:y="-0.289cm" svg:width="5.937cm" svg:height="0.379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<draw:frame draw:style-name="fr2" draw:name="Object21" text:anchor-type="as-char" svg:y="-0.289cm" svg:width="5.985cm" svg:height="0.379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><draw:frame draw:style-name="fr2" draw:name="Object22" text:anchor-type="as-char" svg:y="-0.492cm" svg:width="4.307cm" svg:height="0.80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8"><draw:frame draw:style-name="fr2" draw:name="Object23" text:anchor-type="as-char" svg:y="-0.289cm" svg:width="3.655cm" svg:height="0.379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draw:frame draw:style-name="fr2" draw:name="Object24" text:anchor-type="as-char" svg:y="-0.328cm" svg:width="5.823cm" svg:height="0.4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4"><text:span text:style-name="T3"><text:tab/></text:span><text:span text:style-name="T3"><draw:frame draw:style-name="fr2" draw:name="Object25" text:anchor-type="as-char" svg:y="-0.328cm" svg:width="2.14cm" svg:height="0.42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8"><draw:frame draw:style-name="fr2" draw:name="Object26" text:anchor-type="as-char" svg:y="-0.462cm" svg:width="3.528cm" svg:height="0.746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8"><draw:frame draw:style-name="fr2" draw:name="Object27" text:anchor-type="as-char" svg:y="-0.462cm" svg:width="3.54cm" svg:height="0.746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8"><draw:frame draw:style-name="fr2" draw:name="Object28" text:anchor-type="as-char" svg:y="-0.462cm" svg:width="6.094cm" svg:height="0.746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8"><draw:frame draw:style-name="fr2" draw:name="Object29" text:anchor-type="as-char" svg:y="-0.462cm" svg:width="6.137cm" svg:height="0.746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8"><draw:frame draw:style-name="fr2" draw:name="Object30" text:anchor-type="as-char" svg:y="-0.462cm" svg:width="6.218cm" svg:height="0.746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8"><draw:frame draw:style-name="fr2" draw:name="Object31" text:anchor-type="as-char" svg:y="-0.473cm" svg:width="6.541cm" svg:height="0.764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9"><draw:frame draw:style-name="fr2" draw:name="Object32" text:anchor-type="as-char" svg:y="-0.462cm" svg:width="5.355cm" svg:height="0.746cm" draw:z-index="31"><draw:object xlink:href="./Object 32" xlink:type="simple" xlink:show="embed" xlink:actuate="onLoad"/><draw:image xlink:href="./ObjectReplacements/Object 32" xlink:type="simple" xlink:show="embed" xlink:actuate="onLoad"/></draw:frame><draw:frame draw:style-name="fr2" draw:name="Object33" text:anchor-type="as-char" svg:y="-0.473cm" svg:width="5.519cm" svg:height="0.764cm" draw:z-index="32"><draw:object xlink:href="./Object 33" xlink:type="simple" xlink:show="embed" xlink:actuate="onLoad"/><draw:image xlink:href="./ObjectReplacements/Object 33" xlink:type="simple" xlink:show="embed" xlink:actuate="onLoad"/></draw:frame><draw:frame draw:style-name="fr2" draw:name="Object34" text:anchor-type="as-char" svg:y="-0.473cm" svg:width="5.554cm" svg:height="0.764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2" draw:name="Object35" text:anchor-type="as-char" svg:y="-0.289cm" svg:width="6.81cm" svg:height="0.379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<draw:frame draw:style-name="fr2" draw:name="Object36" text:anchor-type="as-char" svg:y="-0.289cm" svg:width="6.662cm" svg:height="0.379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2" draw:name="Object37" text:anchor-type="as-char" svg:y="-0.289cm" svg:width="4.157cm" svg:height="0.379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Differentiaalrekening</text:p>
      <text:p text:style-name="P23">Rekenregels</text:p>
      <text:p text:style-name="P10"><draw:frame draw:style-name="fr2" draw:name="Object38" text:anchor-type="as-char" svg:y="-0.289cm" svg:width="2.886cm" svg:height="0.379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0"><draw:frame draw:style-name="fr2" draw:name="Object39" text:anchor-type="as-char" svg:y="-0.289cm" svg:width="6.706cm" svg:height="0.37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0"><draw:frame draw:style-name="fr2" draw:name="Object40" text:anchor-type="as-char" svg:y="-0.289cm" svg:width="5.659cm" svg:height="0.379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<draw:frame draw:style-name="fr2" draw:name="Object41" text:anchor-type="as-char" svg:y="-0.492cm" svg:width="5.008cm" svg:height="0.843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<draw:frame draw:style-name="fr2" draw:name="Object42" text:anchor-type="as-char" svg:y="-0.289cm" svg:width="3.93cm" svg:height="0.379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23">Standaard afgeleiden</text:p>
      <text:p text:style-name="P10"><draw:frame draw:style-name="fr2" draw:name="Object43" text:anchor-type="as-char" svg:y="-0.289cm" svg:width="4.371cm" svg:height="0.379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0"><draw:frame draw:style-name="fr2" draw:name="Object44" text:anchor-type="as-char" svg:y="-0.289cm" svg:width="4.636cm" svg:height="0.379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0"><draw:frame draw:style-name="fr2" draw:name="Object45" text:anchor-type="as-char" svg:y="-0.473cm" svg:width="4.568cm" svg:height="0.833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1"><draw:frame draw:style-name="fr2" draw:name="Object46" text:anchor-type="as-char" svg:y="-0.328cm" svg:width="3.138cm" svg:height="0.42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1"><draw:frame draw:style-name="fr2" draw:name="Object47" text:anchor-type="as-char" svg:y="-0.328cm" svg:width="3.963cm" svg:height="0.42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1"><draw:frame draw:style-name="fr2" draw:name="Object48" text:anchor-type="as-char" svg:y="-0.473cm" svg:width="3.609cm" svg:height="0.764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1"><draw:frame draw:style-name="fr2" draw:name="Object49" text:anchor-type="as-char" svg:y="-0.473cm" svg:width="4.655cm" svg:height="0.794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1"><draw:frame draw:style-name="fr2" draw:name="Object50" text:anchor-type="as-char" svg:y="-0.473cm" svg:width="4.74cm" svg:height="0.841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1"><draw:frame draw:style-name="fr2" draw:name="Object51" text:anchor-type="as-char" svg:y="-0.462cm" svg:width="4.727cm" svg:height="0.824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11"><draw:frame draw:style-name="fr2" draw:name="Object52" text:anchor-type="as-char" svg:y="-0.473cm" svg:width="4.516cm" svg:height="0.81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20">Integraalrekening</text:p>
      <text:p text:style-name="P24">Rekenregels</text:p>
      <text:p text:style-name="P12"><draw:frame draw:style-name="fr2" draw:name="Object53" text:anchor-type="as-char" svg:y="-0.43cm" svg:width="3.588cm" svg:height="0.637cm" draw:z-index="52"><draw:object xlink:href="./Object 53" xlink:type="simple" xlink:show="embed" xlink:actuate="onLoad"/><draw:image xlink:href="./ObjectReplacements/Object 53" xlink:type="simple" xlink:show="embed" xlink:actuate="onLoad"/></draw:frame><text:span text:style-name="T4">of</text:span></text:p>
      <text:p text:style-name="P13"><draw:frame draw:style-name="fr2" draw:name="Object54" text:anchor-type="as-char" svg:y="-0.43cm" svg:width="3.588cm" svg:height="0.637cm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T4">(Partiele)</text:span></text:p>
      <text:p text:style-name="P14"><draw:frame draw:style-name="fr2" draw:name="Object55" text:anchor-type="as-char" svg:y="-0.556cm" svg:width="6.237cm" svg:height="0.896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3"><text:span text:style-name="T4"><text:s/></text:span><text:span text:style-name="T2">Standaard integralen</text:span></text:p>
      <text:p text:style-name="P13"><draw:frame draw:style-name="fr2" draw:name="Object56" text:anchor-type="as-char" svg:y="-0.473cm" svg:width="3.448cm" svg:height="0.764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13"><draw:frame draw:style-name="fr2" draw:name="Object57" text:anchor-type="as-char" svg:y="-0.462cm" svg:width="2.514cm" svg:height="0.746cm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<draw:frame draw:style-name="fr2" draw:name="Object58" text:anchor-type="as-char" svg:y="-0.43cm" svg:width="3.662cm" svg:height="0.478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3"><draw:frame draw:style-name="fr2" draw:name="Object59" text:anchor-type="as-char" svg:y="-0.43cm" svg:width="3.522cm" svg:height="0.637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13"><draw:frame draw:style-name="fr2" draw:name="Object60" text:anchor-type="as-char" svg:y="-0.43cm" svg:width="4.239cm" svg:height="0.637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13"><draw:frame draw:style-name="fr2" draw:name="Object61" text:anchor-type="as-char" svg:y="-0.462cm" svg:width="3.584cm" svg:height="0.813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4"><draw:frame draw:style-name="fr2" draw:name="Object62" text:anchor-type="as-char" svg:y="-0.517cm" svg:width="2.731cm" svg:height="0.82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14"><draw:frame draw:style-name="fr2" draw:name="Object63" text:anchor-type="as-char" svg:y="-0.346cm" svg:width="2.2cm" svg:height="0.478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14"><draw:frame draw:style-name="fr2" draw:name="Object64" text:anchor-type="as-char" svg:y="-0.473cm" svg:width="4.09cm" svg:height="0.841cm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14"><draw:frame draw:style-name="fr2" draw:name="Object65" text:anchor-type="as-char" svg:y="-0.473cm" svg:width="4.182cm" svg:height="0.81cm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21">Vectoren</text:p>
      <text:p text:style-name="P15"><draw:frame draw:style-name="fr2" draw:name="Object66" text:anchor-type="as-char" svg:y="-0.441cm" svg:width="2.783cm" svg:height="0.817cm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15"><draw:frame draw:style-name="fr2" draw:name="Object67" text:anchor-type="as-char" svg:y="-0.437cm" svg:width="2.076cm" svg:height="0.811cm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28"><draw:frame draw:style-name="fr2" draw:name="Object70" text:anchor-type="as-char" svg:y="-0.686cm" svg:width="2.484cm" svg:height="1.272cm" draw:z-index="87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5">lengte vector</text:span></text:p>
      <text:p text:style-name="P29">Inwendig product:</text:p>
      <text:p text:style-name="P15"><draw:frame draw:style-name="fr1" draw:name="Object90" text:anchor-type="as-char" svg:y="-0.61cm" svg:width="2.133cm" svg:height="0.998cm" draw:z-index="86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><draw:frame draw:style-name="fr1" draw:name="Object86" text:anchor-type="as-char" svg:y="-0.332cm" svg:width="2.681cm" svg:height="0.422cm" draw:z-index="82"><draw:object xlink:href="./Object 86" xlink:type="simple" xlink:show="embed" xlink:actuate="onLoad"/><draw:image xlink:href="./ObjectReplacements/Object 86" xlink:type="simple" xlink:show="embed" xlink:actuate="onLoad"/></draw:frame></text:p>
      <text:p text:style-name="P15"><draw:frame draw:style-name="fr1" draw:name="Object87" text:anchor-type="as-char" svg:y="-0.332cm" svg:width="1.461cm" svg:height="0.399cm" draw:z-index="83"><draw:object xlink:href="./Object 87" xlink:type="simple" xlink:show="embed" xlink:actuate="onLoad"/><draw:image xlink:href="./ObjectReplacements/Object 87" xlink:type="simple" xlink:show="embed" xlink:actuate="onLoad"/></draw:frame></text:p>
      <text:p text:style-name="P15"><draw:frame draw:style-name="fr1" draw:name="Object88" text:anchor-type="as-char" svg:y="-0.332cm" svg:width="2.817cm" svg:height="0.422cm" draw:z-index="84"><draw:object xlink:href="./Object 88" xlink:type="simple" xlink:show="embed" xlink:actuate="onLoad"/><draw:image xlink:href="./ObjectReplacements/Object 88" xlink:type="simple" xlink:show="embed" xlink:actuate="onLoad"/></draw:frame></text:p>
      <text:p text:style-name="P15"><draw:frame draw:style-name="fr1" draw:name="Object89" text:anchor-type="as-char" svg:y="-0.332cm" svg:width="3.729cm" svg:height="0.422cm" draw:z-index="85"><draw:object xlink:href="./Object 89" xlink:type="simple" xlink:show="embed" xlink:actuate="onLoad"/><draw:image xlink:href="./ObjectReplacements/Object 89" xlink:type="simple" xlink:show="embed" xlink:actuate="onLoad"/></draw:frame></text:p>
      <text:p text:style-name="P15"><draw:frame draw:style-name="fr2" draw:name="Object72" text:anchor-type="as-char" svg:y="-0.332cm" svg:width="2.18cm" svg:height="0.399cm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5"><draw:frame draw:style-name="fr1" draw:name="Object91" text:anchor-type="as-char" svg:y="-0.52cm" svg:width="2.861cm" svg:height="0.813cm" draw:z-index="89"><draw:object xlink:href="./Object 91" xlink:type="simple" xlink:show="embed" xlink:actuate="onLoad"/><draw:image xlink:href="./ObjectReplacements/Object 91" xlink:type="simple" xlink:show="embed" xlink:actuate="onLoad"/></draw:frame><text:span text:style-name="T7">projectie lengte</text:span></text:p>
      <text:p text:style-name="P15"><draw:frame draw:style-name="fr1" draw:name="Object92" text:anchor-type="as-char" svg:y="-0.52cm" svg:width="1.573cm" svg:height="0.859cm" draw:z-index="90"><draw:object xlink:href="./Object 92" xlink:type="simple" xlink:show="embed" xlink:actuate="onLoad"/><draw:image xlink:href="./ObjectReplacements/Object 92" xlink:type="simple" xlink:show="embed" xlink:actuate="onLoad"/></draw:frame><text:span text:style-name="T7">projectie vector</text:span></text:p>
      <text:p text:style-name="P15"><draw:frame draw:style-name="fr2" draw:name="Object71" text:anchor-type="as-char" svg:y="-0.512cm" svg:width="2.124cm" svg:height="0.843cm" draw:z-index="68"><draw:object xlink:href="./Object 71" xlink:type="simple" xlink:show="embed" xlink:actuate="onLoad"/><draw:image xlink:href="./ObjectReplacements/Object 71" xlink:type="simple" xlink:show="embed" xlink:actuate="onLoad"/></draw:frame><text:span text:style-name="T7">hoek tussen 2 vectoren</text:span></text:p>
      <text:p text:style-name="P30">Uitwendig product:</text:p>
      <text:p text:style-name="P15"><draw:frame draw:style-name="fr1" draw:name="Object68" text:anchor-type="as-char" svg:y="-0.332cm" svg:width="1.796cm" svg:height="0.399cm" draw:z-index="91"><draw:object xlink:href="./Object 68" xlink:type="simple" xlink:show="embed" xlink:actuate="onLoad"/><draw:image xlink:href="./ObjectReplacements/Object 68" xlink:type="simple" xlink:show="embed" xlink:actuate="onLoad"/></draw:frame></text:p>
      <text:p text:style-name="P15"><draw:frame draw:style-name="fr1" draw:name="Object93" text:anchor-type="as-char" svg:y="-0.289cm" svg:width="2.956cm" svg:height="0.379cm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15"><draw:frame draw:style-name="fr1" draw:name="Object94" text:anchor-type="as-char" svg:y="-0.332cm" svg:width="2.316cm" svg:height="0.422cm" draw:z-index="93"><draw:object xlink:href="./Object 94" xlink:type="simple" xlink:show="embed" xlink:actuate="onLoad"/><draw:image xlink:href="./ObjectReplacements/Object 94" xlink:type="simple" xlink:show="embed" xlink:actuate="onLoad"/></draw:frame></text:p>
      <text:p text:style-name="P15"><draw:frame draw:style-name="fr1" draw:name="Object95" text:anchor-type="as-char" svg:y="-0.332cm" svg:width="3.348cm" svg:height="0.422cm" draw:z-index="94"><draw:object xlink:href="./Object 95" xlink:type="simple" xlink:show="embed" xlink:actuate="onLoad"/><draw:image xlink:href="./ObjectReplacements/Object 95" xlink:type="simple" xlink:show="embed" xlink:actuate="onLoad"/></draw:frame></text:p>
      <text:p text:style-name="P15"><draw:frame draw:style-name="fr1" draw:name="Object96" text:anchor-type="as-char" svg:y="-0.332cm" svg:width="4.26cm" svg:height="0.422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15"><draw:frame draw:style-name="fr1" draw:name="Object97" text:anchor-type="as-char" svg:y="-0.651cm" svg:width="2.9cm" svg:height="1.235cm" draw:z-index="96"><draw:object xlink:href="./Object 97" xlink:type="simple" xlink:show="embed" xlink:actuate="onLoad"/><draw:image xlink:href="./ObjectReplacements/Object 97" xlink:type="simple" xlink:show="embed" xlink:actuate="onLoad"/></draw:frame><text:span text:style-name="T8">shoelace method</text:span></text:p>
      <text:p text:style-name="P15"/>
      <text:p text:style-name="P31">Matrices</text:p>
      <text:p text:style-name="P16"><draw:frame draw:style-name="fr2" draw:name="Object73" text:anchor-type="as-char" svg:y="-0.443cm" svg:width="3.011cm" svg:height="0.728cm" draw:z-index="69"><draw:object xlink:href="./Object 73" xlink:type="simple" xlink:show="embed" xlink:actuate="onLoad"/><draw:image xlink:href="./ObjectReplacements/Object 73" xlink:type="simple" xlink:show="embed" xlink:actuate="onLoad"/></draw:frame><text:span text:style-name="T7">determinant</text:span></text:p>
      <text:p text:style-name="P16">Transposon, diagonaal spiegelen</text:p>
      <text:p text:style-name="P16"><draw:frame draw:style-name="fr2" draw:name="Object74" text:anchor-type="as-char" svg:y="-0.513cm" svg:width="2.538cm" svg:height="0.804cm" draw:z-index="70"><draw:object xlink:href="./Object 74" xlink:type="simple" xlink:show="embed" xlink:actuate="onLoad"/><draw:image xlink:href="./ObjectReplacements/Object 74" xlink:type="simple" xlink:show="embed" xlink:actuate="onLoad"/></draw:frame></text:p>
      <text:p text:style-name="P16">Inverse matrix</text:p>
      <text:p text:style-name="P16"><draw:frame draw:style-name="fr2" draw:name="Object75" text:anchor-type="as-char" svg:y="-0.448cm" svg:width="1.963cm" svg:height="0.737cm" draw:z-index="71"><draw:object xlink:href="./Object 75" xlink:type="simple" xlink:show="embed" xlink:actuate="onLoad"/><draw:image xlink:href="./ObjectReplacements/Object 75" xlink:type="simple" xlink:show="embed" xlink:actuate="onLoad"/></draw:frame>Modificaties tot abcd = 1001</text:p>
      <text:p text:style-name="P16">Mogelijke modificaties:</text:p>
      <text:p text:style-name="P16">- 2 rows/columns wisselen</text:p>
      <text:p text:style-name="P16">- row/column +- andere row/column</text:p>
      <text:p text:style-name="P16">- row/column vermenigvuldigen/delen</text:p>
      <text:p text:style-name="P22"/>
      <text:p text:style-name="P22">Limieten</text:p>
      <text:p text:style-name="P25">Standaard limieten</text:p>
      <text:p text:style-name="P17"><draw:frame draw:style-name="fr2" draw:name="Object81" text:anchor-type="as-char" svg:y="-0.346cm" svg:width="2.953cm" svg:height="0.677cm" draw:z-index="77"><draw:object xlink:href="./Object 81" xlink:type="simple" xlink:show="embed" xlink:actuate="onLoad"/><draw:image xlink:href="./ObjectReplacements/Object 81" xlink:type="simple" xlink:show="embed" xlink:actuate="onLoad"/></draw:frame></text:p>
      <text:p text:style-name="P17"><draw:frame draw:style-name="fr2" draw:name="Object82" text:anchor-type="as-char" svg:y="-0.346cm" svg:width="2.607cm" svg:height="0.677cm" draw:z-index="78"><draw:object xlink:href="./Object 82" xlink:type="simple" xlink:show="embed" xlink:actuate="onLoad"/><draw:image xlink:href="./ObjectReplacements/Object 82" xlink:type="simple" xlink:show="embed" xlink:actuate="onLoad"/></draw:frame></text:p>
      <text:p text:style-name="P17"><draw:frame draw:style-name="fr2" draw:name="Object83" text:anchor-type="as-char" svg:y="-0.501cm" svg:width="2.277cm" svg:height="0.833cm" draw:z-index="79"><draw:object xlink:href="./Object 83" xlink:type="simple" xlink:show="embed" xlink:actuate="onLoad"/><draw:image xlink:href="./ObjectReplacements/Object 83" xlink:type="simple" xlink:show="embed" xlink:actuate="onLoad"/></draw:frame></text:p>
      <text:p text:style-name="P17"><draw:frame draw:style-name="fr2" draw:name="Object84" text:anchor-type="as-char" svg:y="-0.501cm" svg:width="2.305cm" svg:height="0.833cm" draw:z-index="80"><draw:object xlink:href="./Object 84" xlink:type="simple" xlink:show="embed" xlink:actuate="onLoad"/><draw:image xlink:href="./ObjectReplacements/Object 84" xlink:type="simple" xlink:show="embed" xlink:actuate="onLoad"/></draw:frame></text:p>
      <text:p text:style-name="P17"><draw:frame draw:style-name="fr2" draw:name="Object85" text:anchor-type="as-char" svg:y="-0.501cm" svg:width="2.284cm" svg:height="0.833cm" draw:z-index="81"><draw:object xlink:href="./Object 85" xlink:type="simple" xlink:show="embed" xlink:actuate="onLoad"/><draw:image xlink:href="./ObjectReplacements/Object 85" xlink:type="simple" xlink:show="embed" xlink:actuate="onLoad"/></draw:frame></text:p>
      <text:p text:style-name="P26">Overige regels</text:p>
      <text:p text:style-name="P16"><draw:frame draw:style-name="fr2" draw:name="Object76" text:anchor-type="as-char" svg:y="-0.282cm" svg:width="0.706cm" svg:height="0.559cm" draw:z-index="72"><draw:object xlink:href="./Object 76" xlink:type="simple" xlink:show="embed" xlink:actuate="onLoad"/><draw:image xlink:href="./ObjectReplacements/Object 76" xlink:type="simple" xlink:show="embed" xlink:actuate="onLoad"/></draw:frame>Perforatie op <text:span text:style-name="T6">x=a, (x-a) eruit halen</text:span></text:p>
      <text:p text:style-name="P16"><draw:frame draw:style-name="fr2" draw:name="Object77" text:anchor-type="as-char" svg:y="-0.508cm" svg:width="2.529cm" svg:height="0.836cm" draw:z-index="73"><draw:object xlink:href="./Object 77" xlink:type="simple" xlink:show="embed" xlink:actuate="onLoad"/><draw:image xlink:href="./ObjectReplacements/Object 77" xlink:type="simple" xlink:show="embed" xlink:actuate="onLoad"/></draw:frame></text:p>
      <text:p text:style-name="P16"><draw:frame draw:style-name="fr2" draw:name="Object78" text:anchor-type="as-char" svg:y="-0.503cm" svg:width="0.436cm" svg:height="0.746cm" draw:z-index="74"><draw:object xlink:href="./Object 78" xlink:type="simple" xlink:show="embed" xlink:actuate="onLoad"/><draw:image xlink:href="./ObjectReplacements/Object 78" xlink:type="simple" xlink:show="embed" xlink:actuate="onLoad"/></draw:frame><text:span text:style-name="T6">loopt linksonder, rechtsboven</text:span></text:p>
      <text:p text:style-name="P16"><draw:frame draw:style-name="fr2" draw:name="Object79" text:anchor-type="as-char" svg:y="-0.473cm" svg:width="0.718cm" svg:height="0.746cm" draw:z-index="75"><draw:object xlink:href="./Object 79" xlink:type="simple" xlink:show="embed" xlink:actuate="onLoad"/><draw:image xlink:href="./ObjectReplacements/Object 79" xlink:type="simple" xlink:show="embed" xlink:actuate="onLoad"/></draw:frame><text:span text:style-name="T6">loopt linksboven, rechtsonder</text:span></text:p>
      <text:p text:style-name="P16"><draw:frame draw:style-name="fr2" draw:name="Object80" text:anchor-type="as-char" svg:y="-0.346cm" svg:width="0.737cm" svg:height="0.559cm" draw:z-index="76"><draw:object xlink:href="./Object 80" xlink:type="simple" xlink:show="embed" xlink:actuate="onLoad"/><draw:image xlink:href="./ObjectReplacements/Object 80" xlink:type="simple" xlink:show="embed" xlink:actuate="onLoad"/></draw:frame><text:span text:style-name="T6">+ hoogste termen wegstrepen geeft horizontale asymptoot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09:12:25.555880714</meta:creation-date>
    <dc:date>2022-06-22T17:02:31.017834217</dc:date>
    <meta:editing-duration>PT33M</meta:editing-duration>
    <meta:editing-cycles>8</meta:editing-cycles>
    <meta:generator>LibreOffice/7.2.7.2$Linux_X86_64 LibreOffice_project/20$Build-2</meta:generator>
    <meta:document-statistic meta:table-count="0" meta:image-count="0" meta:object-count="97" meta:page-count="1" meta:paragraph-count="117" meta:word-count="98" meta:character-count="739" meta:non-whitespace-character-count="676"/>
  </office:meta>
</office:document-meta>
</file>

<file path=Object 1/content.xml><?xml version="1.0" encoding="utf-8"?>
<math xmlns="http://www.w3.org/1998/Math/MathML" display="block">
  <semantics>
    <mrow>
      <msup>
        <mi>a</mi>
        <mrow>
          <mo stretchy="false">−</mo>
          <mi>p</mi>
        </mrow>
      </msup>
      <mo stretchy="false">=</mo>
      <mfrac>
        <mn>1</mn>
        <mi mathvariant="italic">aP</mi>
      </mfrac>
    </mrow>
    <annotation encoding="StarMath 5.0">a^-p = { 1 } over { aP }
</annotation>
  </semantics>
</math>
</file>

<file path=Object 10/content.xml><?xml version="1.0" encoding="utf-8"?>
<math xmlns="http://www.w3.org/1998/Math/MathML" display="block">
  <semantics>
    <mrow>
      <mmultiscripts>
        <mrow>
          <mi>log</mi>
          <msup>
            <mi>a</mi>
            <mi>q</mi>
          </msup>
        </mrow>
        <mprescripts/>
        <none/>
        <mi>g</mi>
      </mmultiscripts>
      <mo stretchy="false">=</mo>
      <mrow>
        <mi>q</mi>
        <mo stretchy="false">⋅</mo>
        <mmultiscripts>
          <mrow>
            <mi>log</mi>
            <mi>a</mi>
          </mrow>
          <mprescripts/>
          <none/>
          <mi>g</mi>
        </mmultiscripts>
      </mrow>
    </mrow>
    <annotation encoding="StarMath 5.0">{ log a^q } lsup g = q cdot { log a } lsup g</annotation>
  </semantics>
</math>
</file>

<file path=Object 11/content.xml><?xml version="1.0" encoding="utf-8"?>
<math xmlns="http://www.w3.org/1998/Math/MathML" display="block">
  <semantics>
    <mrow>
      <mo fence="true" form="prefix" stretchy="false">(</mo>
      <mrow>
        <mrow>
          <mi>q</mi>
          <mo stretchy="false">∈</mo>
          <mi mathvariant="normal">ℝ</mi>
        </mrow>
      </mrow>
      <mo fence="true" form="postfix" stretchy="false">)</mo>
    </mrow>
    <annotation encoding="StarMath 5.0">(q in setR )</annotation>
  </semantics>
</math>
</file>

<file path=Object 12/content.xml><?xml version="1.0" encoding="utf-8"?>
<math xmlns="http://www.w3.org/1998/Math/MathML" display="block">
  <semantics>
    <mrow>
      <mmultiscripts>
        <mrow>
          <mi>log</mi>
          <mi>a</mi>
        </mrow>
        <mprescripts/>
        <none/>
        <mi>g</mi>
      </mmultiscripts>
      <mo stretchy="false">=</mo>
      <mfrac>
        <mmultiscripts>
          <mrow>
            <mi>log</mi>
            <mi>a</mi>
          </mrow>
          <mprescripts/>
          <none/>
          <mi>p</mi>
        </mmultiscripts>
        <mmultiscripts>
          <mrow>
            <mi>log</mi>
            <mi>g</mi>
          </mrow>
          <mprescripts/>
          <none/>
          <mi>p</mi>
        </mmultiscripts>
      </mfrac>
    </mrow>
    <annotation encoding="StarMath 5.0">{ log a } lsup g = { {log a} lsup p } over { {log g} lsup p }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row>
            <mi>p</mi>
            <mo stretchy="false">&gt;</mo>
            <mn>0</mn>
          </mrow>
          <mi mathvariant="italic">en</mi>
          <mrow>
            <mi>p</mi>
            <mo stretchy="false">≠</mo>
            <mn>1</mn>
          </mrow>
        </mrow>
      </mrow>
      <mo fence="true" form="postfix" stretchy="false">)</mo>
    </mrow>
    <annotation encoding="StarMath 5.0">( p &gt; 0 en p &lt;&gt; 1)</annotation>
  </semantics>
</math>
</file>

<file path=Object 14/content.xml><?xml version="1.0" encoding="utf-8"?>
<math xmlns="http://www.w3.org/1998/Math/MathML" display="block">
  <semantics>
    <mrow>
      <mrow>
        <mi>D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D = b^2 - 4ac</annotation>
  </semantics>
</math>
</file>

<file path=Object 15/content.xml><?xml version="1.0" encoding="utf-8"?>
<math xmlns="http://www.w3.org/1998/Math/MathML" display="block">
  <semantics>
    <mrow>
      <msub>
        <mi>x</mi>
        <mn>1,2</mn>
      </msub>
      <mo stretchy="false">=</mo>
      <mfrac>
        <mrow>
          <mrow>
            <mo stretchy="false">−</mo>
            <mi>b</mi>
          </mrow>
          <mo stretchy="false">±</mo>
          <msqrt>
            <mi>D</mi>
          </msqrt>
        </mrow>
        <mrow>
          <mn>2</mn>
          <mi>a</mi>
        </mrow>
      </mfrac>
    </mrow>
    <annotation encoding="StarMath 5.0">x rsub 1,2 = { -b +-sqrt{D}  } over { 2a }</annotation>
  </semantics>
</math>
</file>

<file path=Object 16/content.xml><?xml version="1.0" encoding="utf-8"?>
<math xmlns="http://www.w3.org/1998/Math/MathML" display="block">
  <semantics>
    <mrow>
      <msup>
        <mi>sin</mi>
        <mn>2</mn>
      </msup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p>
          <mi>cos</mi>
          <mn>2</mn>
        </m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</mn>
      </mrow>
    </mrow>
    <annotation encoding="StarMath 5.0">sin^2(x) + cos^2(x) = 1</annotation>
  </semantics>
</math>
</file>

<file path=Object 17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si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cos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tan(x) = { sin(x) } over { cos(x) }</annotation>
  </semantics>
</math>
</file>

<file path=Object 18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row>
            <mfrac>
              <mn>1</mn>
              <mn>2</mn>
            </mfrac>
            <mrow>
              <mi>π</mi>
              <mo stretchy="false">−</mo>
              <mi>x</mi>
            </mrow>
          </mrow>
        </mrow>
        <mo fence="true" form="postfix" stretchy="false">)</mo>
      </mrow>
    </mrow>
    <annotation encoding="StarMath 5.0">sin(x)  = cos( 1 over 2 %pi - x )</annotation>
  </semantics>
</math>
</file>

<file path=Object 19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row>
            <mfrac>
              <mn>1</mn>
              <mn>2</mn>
            </mfrac>
            <mrow>
              <mi>π</mi>
              <mo stretchy="false">−</mo>
              <mi>x</mi>
            </mrow>
          </mrow>
        </mrow>
        <mo fence="true" form="postfix" stretchy="false">)</mo>
      </mrow>
    </mrow>
    <annotation encoding="StarMath 5.0">cos( x ) = sin( 1 over 2 %pi - x )</annotation>
  </semantics>
</math>
</file>

<file path=Object 2/content.xml><?xml version="1.0" encoding="utf-8"?>
<math xmlns="http://www.w3.org/1998/Math/MathML" display="block">
  <semantics>
    <mrow>
      <msup>
        <mi>a</mi>
        <mfrac>
          <mi>p</mi>
          <mi>q</mi>
        </mfrac>
      </msup>
      <mo stretchy="false">=</mo>
      <mroot>
        <msup>
          <mi>a</mi>
          <mi>p</mi>
        </msup>
        <mi>q</mi>
      </mroot>
    </mrow>
    <annotation encoding="StarMath 5.0">a^{{p} over {q}} =  nroot { q } { a^p }</annotation>
  </semantics>
</math>
</file>

<file path=Object 20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i>x</mi>
              <mo stretchy="false">±</mo>
              <mi>y</mi>
            </mrow>
          </mrow>
          <mo fence="true" form="postfix" stretchy="false">)</mo>
        </mrow>
        <mo stretchy="false">=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cos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±</mo>
        <mi>cos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sin</mi>
      </mrow>
      <mrow>
        <mo fence="true" form="prefix" stretchy="false">(</mo>
        <mrow>
          <mi>y</mi>
        </mrow>
        <mo fence="true" form="postfix" stretchy="false">)</mo>
      </mrow>
    </mrow>
    <annotation encoding="StarMath 5.0">sin( x+-y ) = sin( x ) cdot cos(y) +- cos( x ) cdot sin( y )</annotation>
  </semantics>
</math>
</file>

<file path=Object 21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i>x</mi>
              <mo stretchy="false">±</mo>
              <mi>y</mi>
            </mrow>
          </mrow>
          <mo fence="true" form="postfix" stretchy="false">)</mo>
        </mrow>
        <mo stretchy="false">=</mo>
        <mi>cos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cos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±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sin</mi>
      </mrow>
      <mrow>
        <mo fence="true" form="prefix" stretchy="false">(</mo>
        <mrow>
          <mi>y</mi>
        </mrow>
        <mo fence="true" form="postfix" stretchy="false">)</mo>
      </mrow>
    </mrow>
    <annotation encoding="StarMath 5.0">cos( x+-y ) =	 cos( x ) cdot cos( y ) +- sin ( x ) cdot sin( y )</annotation>
  </semantics>
</math>
</file>

<file path=Object 22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i>x</mi>
              <mo stretchy="false">±</mo>
              <mi>y</mi>
            </mrow>
          </mrow>
          <mo fence="true" form="postfix" stretchy="false">)</mo>
        </mrow>
        <mo stretchy="false">=</mo>
        <mfrac>
          <mrow>
            <mi>ta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±</mo>
              <mi>tan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  <mrow>
            <mrow>
              <mn>1</mn>
              <mo stretchy="false">∓</mo>
              <mi>tan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tan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frac>
      </mrow>
    </mrow>
    <annotation encoding="StarMath 5.0">tan( x +- y ) = { tan(x) +- tan(y) } over { 1 -+ tan(x) cdot tan(y) }</annotation>
  </semantics>
</math>
</file>

<file path=Object 23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=</mo>
        <mn>2</mn>
      </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cos</mi>
      </mrow>
      <mrow>
        <mo fence="true" form="prefix" stretchy="false">(</mo>
        <mrow>
          <mi>x</mi>
        </mrow>
        <mo fence="true" form="postfix" stretchy="false">)</mo>
      </mrow>
    </mrow>
    <annotation encoding="StarMath 5.0">sin( 2x ) = 2 sin( x ) cdot cos( x )</annotation>
  </semantics>
</math>
</file>

<file path=Object 24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=</mo>
        <mrow>
          <msup>
            <mrow>
              <mo fence="true" form="prefix" stretchy="false">(</mo>
              <mrow>
                <mrow>
                  <mi>cos</mi>
                  <mi>x</mi>
                </mrow>
              </mrow>
              <mo fence="true" form="postfix" stretchy="false">)</mo>
            </mrow>
            <mn>2</mn>
          </msup>
          <mo stretchy="false">−</mo>
          <msup>
            <mrow>
              <mo fence="true" form="prefix" stretchy="false">(</mo>
              <mrow>
                <mrow>
                  <mi>sin</mi>
                  <mi>x</mi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sup>
          <mrow>
            <mo fence="true" form="prefix" stretchy="false">(</mo>
            <mrow>
              <mrow>
                <mi>cos</mi>
                <mi>x</mi>
              </mrow>
            </mrow>
            <mo fence="true" form="postfix" stretchy="false">)</mo>
          </mrow>
          <mn>2</mn>
        </msup>
        <mo stretchy="false">−</mo>
        <mn>1</mn>
      </mrow>
    </mrow>
    <annotation encoding="StarMath 5.0">cos( 2x ) = ( cos x )^2 - ( sin x )^2 = 2( cos x )^2 - 1 </annotation>
  </semantics>
</math>
</file>

<file path=Object 25/content.xml><?xml version="1.0" encoding="utf-8"?>
<math xmlns="http://www.w3.org/1998/Math/MathML" display="block">
  <semantics>
    <mrow>
      <mrow>
        <mrow/>
        <mo stretchy="false">=</mo>
        <mrow>
          <mn>1</mn>
          <mo stretchy="false">−</mo>
          <mn>2</mn>
        </mrow>
      </mrow>
      <msup>
        <mrow>
          <mo fence="true" form="prefix" stretchy="false">(</mo>
          <mrow>
            <mrow>
              <mi>sin</mi>
              <mi>x</mi>
            </mrow>
          </mrow>
          <mo fence="true" form="postfix" stretchy="false">)</mo>
        </mrow>
        <mn>2</mn>
      </msup>
    </mrow>
    <annotation encoding="StarMath 5.0">{}= 1 - 2( sin x )^2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cos</mi>
                <mi>x</mi>
              </mrow>
            </mrow>
            <mo fence="true" form="postfix" stretchy="false">)</mo>
          </mrow>
          <mn>2</mn>
        </msup>
        <mo stretchy="false">=</mo>
        <mfrac>
          <mn>1</mn>
          <mn>2</mn>
        </mfrac>
      </mrow>
      <mrow>
        <mo fence="true" form="prefix" stretchy="false">(</mo>
        <mrow>
          <mrow>
            <mrow>
              <mn>1</mn>
              <mo stretchy="false">+</mo>
              <mi>cos</mi>
            </mrow>
            <mrow>
              <mo fence="true" form="prefix" stretchy="false">(</mo>
              <mrow>
                <mrow>
                  <mn>2</mn>
                  <mi>x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( cos x ) ^2 = 1 over 2 ( 1 + cos(2x) )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sin</mi>
                <mi>x</mi>
              </mrow>
            </mrow>
            <mo fence="true" form="postfix" stretchy="false">)</mo>
          </mrow>
          <mn>2</mn>
        </msup>
        <mo stretchy="false">=</mo>
        <mfrac>
          <mn>1</mn>
          <mn>2</mn>
        </mfrac>
      </mrow>
      <mrow>
        <mo fence="true" form="prefix" stretchy="false">(</mo>
        <mrow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n>2</mn>
                  <mi>x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( sin x )^2 = 1 over 2 ( 1 - cos(2x) )</annotation>
  </semantics>
</math>
</file>

<file path=Object 28/content.xml><?xml version="1.0" encoding="utf-8"?>
<math xmlns="http://www.w3.org/1998/Math/MathML" display="block">
  <semantics>
    <mrow>
      <mi>sin</mi>
      <mrow>
        <mi>x</mi>
        <mo stretchy="false">+</mo>
        <mi>sin</mi>
      </mrow>
      <mrow>
        <mi>y</mi>
        <mo stretchy="false">=</mo>
        <mn>2</mn>
      </mrow>
      <mi>sin</mi>
      <mrow>
        <mrow>
          <mo fence="true" form="prefix" stretchy="false">(</mo>
          <mrow>
            <mrow>
              <mfrac>
                <mn>1</mn>
                <mn>2</mn>
              </mfrac>
              <mrow>
                <mo fence="true" form="prefix" stretchy="false">(</mo>
                <mrow>
                  <mrow>
                    <mi>x</mi>
                    <mo stretchy="false">+</mo>
                    <mi>y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i mathvariant="italic">xos</mi>
      </mrow>
      <mrow>
        <mo fence="true" form="prefix" stretchy="false">(</mo>
        <mrow>
          <mrow>
            <mfrac>
              <mn>1</mn>
              <mn>2</mn>
            </mfrac>
            <mrow>
              <mo fence="true" form="prefix" stretchy="false">(</mo>
              <mrow>
                <mrow>
                  <mi>x</mi>
                  <mo stretchy="false">−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sin x + sin y = 2 sin( 1 over 2 (x + y) ) cdot xos( 1 over 2 (x-y) )</annotation>
  </semantics>
</math>
</file>

<file path=Object 29/content.xml><?xml version="1.0" encoding="utf-8"?>
<math xmlns="http://www.w3.org/1998/Math/MathML" display="block">
  <semantics>
    <mrow>
      <mi>sin</mi>
      <mrow>
        <mi>x</mi>
        <mo stretchy="false">−</mo>
        <mi>sin</mi>
      </mrow>
      <mrow>
        <mi>y</mi>
        <mo stretchy="false">=</mo>
        <mn>2</mn>
      </mrow>
      <mi>sin</mi>
      <mrow>
        <mrow>
          <mo fence="true" form="prefix" stretchy="false">(</mo>
          <mrow>
            <mrow>
              <mfrac>
                <mn>1</mn>
                <mn>2</mn>
              </mfrac>
              <mrow>
                <mo fence="true" form="prefix" stretchy="false">(</mo>
                <mrow>
                  <mrow>
                    <mi>x</mi>
                    <mo stretchy="false">−</mo>
                    <mi>y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i>cos</mi>
      </mrow>
      <mrow>
        <mo fence="true" form="prefix" stretchy="false">(</mo>
        <mrow>
          <mrow>
            <mfrac>
              <mn>1</mn>
              <mn>2</mn>
            </mfrac>
            <mrow>
              <mo fence="true" form="prefix" stretchy="false">(</mo>
              <mrow>
                <mrow>
                  <mi>x</mi>
                  <mo stretchy="false">+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sin x - sin y = 2 sin ( 1 over 2 (x-y) ) cdot cos( 1 over 2 (x+y) )</annotation>
  </semantics>
</math>
</file>

<file path=Object 3/content.xml><?xml version="1.0" encoding="utf-8"?>
<math xmlns="http://www.w3.org/1998/Math/MathML" display="block">
  <semantics>
    <mrow>
      <mrow>
        <msup>
          <mi>a</mi>
          <mi>p</mi>
        </msup>
        <mo stretchy="false">⋅</mo>
        <msup>
          <mi>a</mi>
          <mi>q</mi>
        </msup>
      </mrow>
      <mo stretchy="false">=</mo>
      <msup>
        <mi>a</mi>
        <mrow>
          <mi>p</mi>
          <mo stretchy="false">+</mo>
          <mi>q</mi>
        </mrow>
      </msup>
    </mrow>
    <annotation encoding="StarMath 5.0">a^p cdot a^q = a^{p+q}</annotation>
  </semantics>
</math>
</file>

<file path=Object 30/content.xml><?xml version="1.0" encoding="utf-8"?>
<math xmlns="http://www.w3.org/1998/Math/MathML" display="block">
  <semantics>
    <mrow>
      <mi>cos</mi>
      <mrow>
        <mi>x</mi>
        <mo stretchy="false">+</mo>
        <mi>cos</mi>
      </mrow>
      <mrow>
        <mi>y</mi>
        <mo stretchy="false">=</mo>
        <mn>2</mn>
      </mrow>
      <mi>cos</mi>
      <mrow>
        <mrow>
          <mo fence="true" form="prefix" stretchy="false">(</mo>
          <mrow>
            <mrow>
              <mfrac>
                <mn>1</mn>
                <mn>2</mn>
              </mfrac>
              <mrow>
                <mo fence="true" form="prefix" stretchy="false">(</mo>
                <mrow>
                  <mrow>
                    <mi>x</mi>
                    <mo stretchy="false">+</mo>
                    <mi>y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i>cos</mi>
      </mrow>
      <mrow>
        <mo fence="true" form="prefix" stretchy="false">(</mo>
        <mrow>
          <mrow>
            <mfrac>
              <mn>1</mn>
              <mn>2</mn>
            </mfrac>
            <mrow>
              <mo fence="true" form="prefix" stretchy="false">(</mo>
              <mrow>
                <mrow>
                  <mi>x</mi>
                  <mo stretchy="false">−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os x + cos y = 2 cos( 1 over 2 (x+y) ) cdot cos( 1 over 2 (x-y) )</annotation>
  </semantics>
</math>
</file>

<file path=Object 31/content.xml><?xml version="1.0" encoding="utf-8"?>
<math xmlns="http://www.w3.org/1998/Math/MathML" display="block">
  <semantics>
    <mrow>
      <mi>cos</mi>
      <mrow>
        <mi>x</mi>
        <mo stretchy="false">−</mo>
        <mi>cos</mi>
      </mrow>
      <mrow>
        <mi>y</mi>
        <mo stretchy="false">=</mo>
        <mrow>
          <mo stretchy="false">−</mo>
          <mn>2</mn>
        </mrow>
      </mrow>
      <mi>sin</mi>
      <mrow>
        <mrow>
          <mo fence="true" form="prefix" stretchy="false">(</mo>
          <mrow>
            <mrow>
              <mfrac>
                <mn>1</mn>
                <mn>2</mn>
              </mfrac>
              <mrow>
                <mo fence="true" form="prefix" stretchy="false">(</mo>
                <mrow>
                  <mrow>
                    <mi>x</mi>
                    <mo stretchy="false">+</mo>
                    <mi>y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i>sin</mi>
      </mrow>
      <mrow>
        <mo fence="true" form="prefix" stretchy="false">(</mo>
        <mrow>
          <mrow>
            <mfrac>
              <mn>1</mn>
              <mn>2</mn>
            </mfrac>
            <mrow>
              <mo fence="true" form="prefix" stretchy="false">(</mo>
              <mrow>
                <mrow>
                  <mi>x</mi>
                  <mo stretchy="false">−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os x - cos y= -2 sin( 1 over 2 (x+y) ) cdot sin( 1 over 2 (x-y) )</annotation>
  </semantics>
</math>
</file>

<file path=Object 32/content.xml><?xml version="1.0" encoding="utf-8"?>
<math xmlns="http://www.w3.org/1998/Math/MathML" display="block">
  <semantics>
    <mrow>
      <mi>sin</mi>
      <mrow>
        <mi>x</mi>
        <mo stretchy="false">⋅</mo>
        <mi>cos</mi>
      </mrow>
      <mrow>
        <mi>y</mi>
        <mo stretchy="false">=</mo>
        <mfrac>
          <mn>1</mn>
          <mn>2</mn>
        </mfrac>
      </mrow>
      <mrow>
        <mo fence="true" form="prefix" stretchy="false">(</mo>
        <mrow>
          <mrow>
            <mi>sin</mi>
            <mrow>
              <mrow>
                <mo fence="true" form="prefix" stretchy="false">(</mo>
                <mrow>
                  <mrow>
                    <mi>x</mi>
                    <mo stretchy="false">+</mo>
                    <mi>y</mi>
                  </mrow>
                </mrow>
                <mo fence="true" form="postfix" stretchy="false">)</mo>
              </mrow>
              <mo stretchy="false">+</mo>
              <mi>sin</mi>
            </mrow>
            <mrow>
              <mo fence="true" form="prefix" stretchy="false">(</mo>
              <mrow>
                <mrow>
                  <mi>x</mi>
                  <mo stretchy="false">−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sin x cdot cos y = {1} over{2}(sin(x+y) +sin(x-y))</annotation>
  </semantics>
</math>
</file>

<file path=Object 33/content.xml><?xml version="1.0" encoding="utf-8"?>
<math xmlns="http://www.w3.org/1998/Math/MathML" display="block">
  <semantics>
    <mrow>
      <mi>sin</mi>
      <mrow>
        <mi>x</mi>
        <mo stretchy="false">⋅</mo>
        <mi>sin</mi>
      </mrow>
      <mrow>
        <mi>y</mi>
        <mo stretchy="false">=</mo>
        <mfrac>
          <mn>1</mn>
          <mn>2</mn>
        </mfrac>
      </mrow>
      <mrow>
        <mo fence="true" form="prefix" stretchy="false">(</mo>
        <mrow>
          <mrow>
            <mi>cos</mi>
            <mrow>
              <mrow>
                <mo fence="true" form="prefix" stretchy="false">(</mo>
                <mrow>
                  <mrow>
                    <mi>x</mi>
                    <mo stretchy="false">−</mo>
                    <mi>y</mi>
                  </mrow>
                </mrow>
                <mo fence="true" form="postfix" stretchy="false">)</mo>
              </mrow>
              <mo stretchy="false">−</mo>
              <mi>cos</mi>
            </mrow>
            <mrow>
              <mo fence="true" form="prefix" stretchy="false">(</mo>
              <mrow>
                <mrow>
                  <mi>x</mi>
                  <mo stretchy="false">+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sin x cdot sin y = 1 over 2 (cos(x-y) - cos(x+y))</annotation>
  </semantics>
</math>
</file>

<file path=Object 34/content.xml><?xml version="1.0" encoding="utf-8"?>
<math xmlns="http://www.w3.org/1998/Math/MathML" display="block">
  <semantics>
    <mrow>
      <mi>cos</mi>
      <mrow>
        <mi>x</mi>
        <mo stretchy="false">⋅</mo>
        <mi>cos</mi>
      </mrow>
      <mrow>
        <mi>y</mi>
        <mo stretchy="false">=</mo>
        <mfrac>
          <mn>1</mn>
          <mn>2</mn>
        </mfrac>
      </mrow>
      <mrow>
        <mo fence="true" form="prefix" stretchy="false">(</mo>
        <mrow>
          <mrow>
            <mi>cos</mi>
            <mrow>
              <mrow>
                <mo fence="true" form="prefix" stretchy="false">(</mo>
                <mrow>
                  <mrow>
                    <mi>x</mi>
                    <mo stretchy="false">+</mo>
                    <mi>y</mi>
                  </mrow>
                </mrow>
                <mo fence="true" form="postfix" stretchy="false">)</mo>
              </mrow>
              <mo stretchy="false">+</mo>
              <mi>cos</mi>
            </mrow>
            <mrow>
              <mo fence="true" form="prefix" stretchy="false">(</mo>
              <mrow>
                <mrow>
                  <mi>x</mi>
                  <mo stretchy="false">−</mo>
                  <mi>y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os x cdot cos y = 1 over 2 (cos(x+y)+cos(x-y))</annotation>
  </semantics>
</math>
</file>

<file path=Object 35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i>α</mi>
        </mrow>
        <mo fence="true" form="postfix" stretchy="false">)</mo>
      </mrow>
      <mo stretchy="false">⇔</mo>
      <mrow>
        <mi>x</mi>
        <mo stretchy="false">=</mo>
        <mrow>
          <mi>α</mi>
          <mo stretchy="false">+</mo>
          <mrow>
            <mi>k</mi>
            <mo stretchy="false">⋅</mo>
            <mn>2</mn>
          </mrow>
        </mrow>
      </mrow>
      <mrow>
        <mrow>
          <mi>π</mi>
          <mo stretchy="false">∨</mo>
          <mi>x</mi>
        </mrow>
        <mo stretchy="false">=</mo>
        <mrow>
          <mi>π</mi>
          <mo stretchy="false">−</mo>
          <mi>α</mi>
          <mo stretchy="false">+</mo>
          <mrow>
            <mi>k</mi>
            <mo stretchy="false">⋅</mo>
            <mn>2</mn>
          </mrow>
        </mrow>
      </mrow>
      <mi>π</mi>
    </mrow>
    <annotation encoding="StarMath 5.0">sin(x) = sin(%alpha) dlrarrow x = %alpha + k cdot 2%pi or x = %pi - %alpha + k cdot 2%pi  </annotation>
  </semantics>
</math>
</file>

<file path=Object 36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i>α</mi>
        </mrow>
        <mo fence="true" form="postfix" stretchy="false">)</mo>
      </mrow>
      <mo stretchy="false">⇔</mo>
      <mrow>
        <mi>x</mi>
        <mo stretchy="false">=</mo>
        <mrow>
          <mi>α</mi>
          <mo stretchy="false">+</mo>
          <mrow>
            <mi>k</mi>
            <mo stretchy="false">⋅</mo>
            <mn>2</mn>
          </mrow>
        </mrow>
      </mrow>
      <mrow>
        <mrow>
          <mi>π</mi>
          <mo stretchy="false">∨</mo>
          <mi>x</mi>
        </mrow>
        <mo stretchy="false">=</mo>
        <mrow>
          <mrow>
            <mo stretchy="false">−</mo>
            <mi>α</mi>
          </mrow>
          <mo stretchy="false">+</mo>
          <mrow>
            <mi>k</mi>
            <mo stretchy="false">⋅</mo>
            <mn>2</mn>
          </mrow>
        </mrow>
      </mrow>
      <mi>π</mi>
    </mrow>
    <annotation encoding="StarMath 5.0">cos(x) = cos(%alpha) dlrarrow x = %alpha + k cdot 2%pi or x = -%alpha + k cdot 2%pi</annotation>
  </semantics>
</math>
</file>

<file path=Object 37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o fence="true" form="prefix" stretchy="false">(</mo>
        <mrow>
          <mi>α</mi>
        </mrow>
        <mo fence="true" form="postfix" stretchy="false">)</mo>
      </mrow>
      <mo stretchy="false">⇔</mo>
      <mrow>
        <mi>x</mi>
        <mo stretchy="false">=</mo>
        <mrow>
          <mi>α</mi>
          <mo stretchy="false">+</mo>
          <mrow>
            <mi>k</mi>
            <mo stretchy="false">⋅</mo>
            <mi>π</mi>
          </mrow>
        </mrow>
      </mrow>
    </mrow>
    <annotation encoding="StarMath 5.0">tan(x) = tan(%alpha) dlrarrow x = %alpha + k cdot %pi</annotation>
  </semantics>
</math>
</file>

<file path=Object 38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i>c</mi>
              <mo stretchy="false">⋅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row>
        <mi>'</mi>
        <mo stretchy="false">=</mo>
        <mrow>
          <mi>c</mi>
          <mo stretchy="false">⋅</mo>
          <mi>f</mi>
        </mrow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(c cdot f(x))' = c cdot f'(x)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i>α</mi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β</mi>
            </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row>
        <mi>'</mi>
        <mo stretchy="false">=</mo>
        <mi>α</mi>
      </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β</mi>
      </mrow>
      <mi>g</mi>
      <mi>'</mi>
      <mrow>
        <mo fence="true" form="prefix" stretchy="false">(</mo>
        <mrow>
          <mi>x</mi>
        </mrow>
        <mo fence="true" form="postfix" stretchy="false">)</mo>
      </mrow>
      <mrow>
        <mo fence="true" form="prefix" stretchy="false">(</mo>
        <mrow>
          <mi mathvariant="italic">somregel</mi>
        </mrow>
        <mo fence="true" form="postfix" stretchy="false">)</mo>
      </mrow>
    </mrow>
    <annotation encoding="StarMath 5.0">(%alpha f(x) + %beta g(x))' = %alpha f'(x) + %beta g'(x) (somregel)</annotation>
  </semantics>
</math>
</file>

<file path=Object 4/content.xml><?xml version="1.0" encoding="utf-8"?>
<math xmlns="http://www.w3.org/1998/Math/MathML" display="block">
  <semantics>
    <mrow>
      <mfrac>
        <msup>
          <mi>a</mi>
          <mi>p</mi>
        </msup>
        <msup>
          <mi>a</mi>
          <mi>q</mi>
        </msup>
      </mfrac>
      <mo stretchy="false">=</mo>
      <msup>
        <mi>a</mi>
        <mrow>
          <mi>p</mi>
          <mo stretchy="false">−</mo>
          <mi>q</mi>
        </mrow>
      </msup>
    </mrow>
    <annotation encoding="StarMath 5.0">a^p over a^q = a^{ p-q }</annotation>
  </semantics>
</math>
</file>

<file path=Object 4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g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row>
        <mi>'</mi>
        <mo stretchy="false">=</mo>
        <mi>f</mi>
      </mrow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(f(x) cdot g(x))' = f'(x) cdot g(x) + f(x) cdot g'(x)</annotation>
  </semantics>
</math>
</file>

<file path=Object 41/content.xml><?xml version="1.0" encoding="utf-8"?>
<math xmlns="http://www.w3.org/1998/Math/MathML" display="block">
  <semantics>
    <mrow>
      <mrow>
        <mo fence="true" form="prefix" stretchy="false">(</mo>
        <mrow>
          <mfrac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</mrow>
        <mo fence="true" form="postfix" stretchy="false">)</mo>
      </mrow>
      <mrow>
        <mi>'</mi>
        <mo stretchy="false">=</mo>
        <mfrac>
          <mrow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f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i>g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({f(x)} over {g(x)})' = {g(x) cdot f'(x) - f(x) cdot g'(x)} over {(g(x))^2}</annotation>
  </semantics>
</math>
</file>

<file path=Object 4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row>
        <mi>'</mi>
        <mo stretchy="false">=</mo>
        <mi>f</mi>
      </mrow>
      <mi>'</mi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i>g</mi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f(g(x))' = f'(g(x)) cdot g'(x)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sin(x) dlrarrow f'(x) = cos(x)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i>si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cos(x) dlrarrow f'(x) = -sin(x)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sup>
              <mi>cos</mi>
              <mn>2</mn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f(x) = tan(x) dlrarrow f'(x) = {1} over {cos^2(x)}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e</mi>
          <mi>x</mi>
        </msup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e</mi>
          <mi>x</mi>
        </msup>
      </mrow>
    </mrow>
    <annotation encoding="StarMath 5.0">f(x) = e^x dlrarrow f'(x) = e^x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a</mi>
          <mi>x</mi>
        </msup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a</mi>
          <mi>x</mi>
        </msup>
      </mrow>
      <mi>ln</mi>
      <mrow>
        <mo fence="true" form="prefix" stretchy="false">(</mo>
        <mrow>
          <mi>a</mi>
        </mrow>
        <mo fence="true" form="postfix" stretchy="false">)</mo>
      </mrow>
    </mrow>
    <annotation encoding="StarMath 5.0">f(x) = a^x dlrarrow f'(x) = a^x ln(a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 = ln(x) dlrarrow f'(x) = 1 over x</annotation>
  </semantics>
</math>
</file>

<file path=Object 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multiscripts>
          <mrow>
            <mi>lo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prescripts/>
          <none/>
          <mi>a</mi>
        </mmultiscripts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x</mi>
            <mi>l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f(x) = {log(x) } lsup {a} dlrarrow f'(x) = 1 over {x ln(a)}</annotation>
  </semantics>
</math>
</file>

<file path=Object 5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o stretchy="false">⋅</mo>
              <mi>b</mi>
            </mrow>
          </mrow>
          <mo fence="true" form="postfix" stretchy="false">)</mo>
        </mrow>
        <mi>p</mi>
      </msup>
      <mo stretchy="false">=</mo>
      <mrow>
        <msup>
          <mi>a</mi>
          <mi>p</mi>
        </msup>
        <mo stretchy="false">⋅</mo>
        <msup>
          <mi>b</mi>
          <mi>p</mi>
        </msup>
      </mrow>
    </mrow>
    <annotation encoding="StarMath 5.0">( a cdot b )^p = a^p cdot b^p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sin</mi>
          <mrow>
            <mo stretchy="false">−</mo>
            <mn>1</mn>
          </mrow>
        </msup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f(x) = sin rsup -1 (x) dlrarrow f'(x) = 1 over sqrt {1-x^2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cos</mi>
          <mrow>
            <mo stretchy="false">−</mo>
            <mn>1</mn>
          </mrow>
        </msup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f(x) = cos rsup -1 (x) dlrarrow f'(x) = -1 over sqrt{1 - x^2}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tan</mi>
          <mrow>
            <mo stretchy="false">−</mo>
            <mn>1</mn>
          </mrow>
        </msup>
      </mrow>
      <mrow>
        <mo fence="true" form="prefix" stretchy="false">(</mo>
        <mrow>
          <mi>x</mi>
        </mrow>
        <mo fence="true" form="postfix" stretchy="false">)</mo>
      </mrow>
      <mo stretchy="false">⇔</mo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x) = tan rsup -1 (x) dlrarrow f'(x) = 1 over {1 + x^2}</annotation>
  </semantics>
</math>
</file>

<file path=Object 53/content.xml><?xml version="1.0" encoding="utf-8"?>
<math xmlns="http://www.w3.org/1998/Math/MathML" display="block">
  <semantics>
    <mrow>
      <mrow>
        <mo stretchy="false">∫</mo>
        <mi>f</mi>
      </mrow>
      <mi>'</mi>
      <mi>g</mi>
      <mrow>
        <mi mathvariant="italic">dx</mi>
        <mo stretchy="false">=</mo>
        <mrow>
          <mi mathvariant="italic">fg</mi>
          <mo stretchy="false">−</mo>
          <mrow>
            <mo stretchy="false">∫</mo>
            <mi mathvariant="italic">fg</mi>
          </mrow>
        </mrow>
      </mrow>
      <mi>'</mi>
      <mi mathvariant="italic">dx</mi>
    </mrow>
    <annotation encoding="StarMath 5.0">int f'g dx = fg - int fg' dx</annotation>
  </semantics>
</math>
</file>

<file path=Object 54/content.xml><?xml version="1.0" encoding="utf-8"?>
<math xmlns="http://www.w3.org/1998/Math/MathML" display="block">
  <semantics>
    <mrow>
      <mrow>
        <mo stretchy="false">∫</mo>
        <mi mathvariant="italic">fg</mi>
      </mrow>
      <mi>'</mi>
      <mrow>
        <mi mathvariant="italic">dx</mi>
        <mo stretchy="false">=</mo>
        <mrow>
          <mi mathvariant="italic">fg</mi>
          <mo stretchy="false">−</mo>
          <mrow>
            <mo stretchy="false">∫</mo>
            <mi>f</mi>
          </mrow>
        </mrow>
      </mrow>
      <mi>'</mi>
      <mi>g</mi>
      <mi mathvariant="italic">dx</mi>
    </mrow>
    <annotation encoding="StarMath 5.0">int fg' dx = fg - int f'g dx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o fence="true" form="prefix" stretchy="false">(</mo>
          <mrow>
            <mrow>
              <mi>α</mi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+</mo>
                <mi>β</mi>
              </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  <mrow>
        <mi mathvariant="italic">dx</mi>
        <mo stretchy="false">=</mo>
        <mi>α</mi>
      </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+</mo>
        <mi>β</mi>
      </mrow>
      <mrow>
        <munderover>
          <mo stretchy="false">∫</mo>
          <mi>a</mi>
          <mi>b</mi>
        </munderover>
        <mi>g</mi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int from{a} to{b} (%alpha f(x) + %beta g(x)) dx = %alpha int from a to b f(x)dx + %beta int from a to b g(x)dx</annotation>
  </semantics>
</math>
</file>

<file path=Object 56/content.xml><?xml version="1.0" encoding="utf-8"?>
<math xmlns="http://www.w3.org/1998/Math/MathML" display="block">
  <semantics>
    <mrow>
      <mrow>
        <mo stretchy="false">∫</mo>
        <msup>
          <mi mathvariant="italic">ax</mi>
          <mi>n</mi>
        </msup>
      </mrow>
      <mrow>
        <mi mathvariant="italic">dx</mi>
        <mo stretchy="false">=</mo>
        <mrow>
          <mfrac>
            <mi>a</mi>
            <mi>n</mi>
          </mfrac>
          <mo stretchy="false">+</mo>
          <mn>1</mn>
        </mrow>
      </mrow>
      <mrow>
        <msup>
          <mi>x</mi>
          <mrow>
            <mi>n</mi>
            <mo stretchy="false">+</mo>
            <mn>1</mn>
          </mrow>
        </msup>
        <mo stretchy="false">+</mo>
        <mi>C</mi>
      </mrow>
    </mrow>
    <annotation encoding="StarMath 5.0">int ax^n dx = a over n+1 x^{n+1} + C </annotation>
  </semantics>
</math>
</file>

<file path=Object 57/content.xml><?xml version="1.0" encoding="utf-8"?>
<math xmlns="http://www.w3.org/1998/Math/MathML" display="block">
  <semantics>
    <mrow>
      <mrow>
        <mo stretchy="false">∫</mo>
        <mfrac>
          <mn>1</mn>
          <mi>x</mi>
        </mfrac>
      </mrow>
      <mrow>
        <mi mathvariant="italic">dx</mi>
        <mo stretchy="false">=</mo>
        <mi>ln</mi>
      </mrow>
      <mrow>
        <mrow>
          <mo fence="true" form="prefix" stretchy="true">|</mo>
          <mrow>
            <mi>x</mi>
          </mrow>
          <mo fence="true" form="postfix" stretchy="true">|</mo>
        </mrow>
        <mo stretchy="false">+</mo>
        <mi>C</mi>
      </mrow>
    </mrow>
    <annotation encoding="StarMath 5.0">int {1 over x} dx = ln abs{x} + C</annotation>
  </semantics>
</math>
</file>

<file path=Object 58/content.xml><?xml version="1.0" encoding="utf-8"?>
<math xmlns="http://www.w3.org/1998/Math/MathML" display="block">
  <semantics>
    <mrow>
      <mrow>
        <mo stretchy="false">∫</mo>
        <mi>sin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o stretchy="false">−</mo>
          <mi>cos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sin(x) dx = -cos(x) + C</annotation>
  </semantics>
</math>
</file>

<file path=Object 59/content.xml><?xml version="1.0" encoding="utf-8"?>
<math xmlns="http://www.w3.org/1998/Math/MathML" display="block">
  <semantics>
    <mrow>
      <mrow>
        <mo stretchy="false">∫</mo>
        <mi>cos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cos(x) dx = sin(x) + C</annotation>
  </semantics>
</math>
</file>

<file path=Object 6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a</mi>
              <mi>p</mi>
            </msup>
          </mrow>
          <mo fence="true" form="postfix" stretchy="false">)</mo>
        </mrow>
        <mi>q</mi>
      </msup>
      <mo stretchy="false">=</mo>
      <msup>
        <mi>a</mi>
        <mi mathvariant="italic">pq</mi>
      </msup>
    </mrow>
    <annotation encoding="StarMath 5.0">( a^p )^q = a^pq</annotation>
  </semantics>
</math>
</file>

<file path=Object 60/content.xml><?xml version="1.0" encoding="utf-8"?>
<math xmlns="http://www.w3.org/1998/Math/MathML" display="block">
  <semantics>
    <mrow>
      <mrow>
        <mo stretchy="false">∫</mo>
        <mi>tan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o stretchy="false">−</mo>
          <mi>ln</mi>
        </mrow>
      </mrow>
      <mrow>
        <mrow>
          <mo fence="true" form="prefix" stretchy="true">|</mo>
          <mrow>
            <mrow>
              <mi>cos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o stretchy="false">+</mo>
        <mi>C</mi>
      </mrow>
    </mrow>
    <annotation encoding="StarMath 5.0">int tan(x) dx = -ln abs{cos(x)} + C</annotation>
  </semantics>
</math>
</file>

<file path=Object 61/content.xml><?xml version="1.0" encoding="utf-8"?>
<math xmlns="http://www.w3.org/1998/Math/MathML" display="block">
  <semantics>
    <mrow>
      <mrow>
        <mo stretchy="false">∫</mo>
        <mfrac>
          <mn>1</mn>
          <mrow>
            <msup>
              <mi>cos</mi>
              <mn>2</mn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row>
        <mi mathvariant="italic">dx</mi>
        <mo stretchy="false">=</mo>
        <mi>ta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{1 over {cos^2(x)}} dx = tan(x) + C</annotation>
  </semantics>
</math>
</file>

<file path=Object 62/content.xml><?xml version="1.0" encoding="utf-8"?>
<math xmlns="http://www.w3.org/1998/Math/MathML" display="block">
  <semantics>
    <mrow>
      <mrow>
        <mo stretchy="false">∫</mo>
        <msup>
          <mi>a</mi>
          <mi>x</mi>
        </msup>
      </mrow>
      <mrow>
        <mi mathvariant="italic">dx</mi>
        <mo stretchy="false">=</mo>
        <mrow>
          <mfrac>
            <msup>
              <mi>a</mi>
              <mi>x</mi>
            </msup>
            <mrow>
              <mi>ln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frac>
          <mo stretchy="false">+</mo>
          <mi>C</mi>
        </mrow>
      </mrow>
    </mrow>
    <annotation encoding="StarMath 5.0">int a^x dx = {a^x} over {ln(a)} + C</annotation>
  </semantics>
</math>
</file>

<file path=Object 63/content.xml><?xml version="1.0" encoding="utf-8"?>
<math xmlns="http://www.w3.org/1998/Math/MathML" display="block">
  <semantics>
    <mrow>
      <mrow>
        <mo stretchy="false">∫</mo>
        <msup>
          <mi>e</mi>
          <mi>x</mi>
        </msup>
      </mrow>
      <mrow>
        <mi mathvariant="italic">dx</mi>
        <mo stretchy="false">=</mo>
        <mrow>
          <msup>
            <mi>e</mi>
            <mi>x</mi>
          </msup>
          <mo stretchy="false">+</mo>
          <mi>C</mi>
        </mrow>
      </mrow>
    </mrow>
    <annotation encoding="StarMath 5.0">int e^x dx = e^x + C</annotation>
  </semantics>
</math>
</file>

<file path=Object 64/content.xml><?xml version="1.0" encoding="utf-8"?>
<math xmlns="http://www.w3.org/1998/Math/MathML" display="block">
  <semantics>
    <mrow>
      <mrow>
        <mo stretchy="false">∫</mo>
        <mfrac>
          <mn>1</mn>
          <msqrt>
            <mrow>
              <msup>
                <mi>a</mi>
                <mn>2</mn>
              </msup>
              <mo stretchy="false">−</mo>
              <msup>
                <mi>x</mi>
                <mn>2</mn>
              </msup>
            </mrow>
          </msqrt>
        </mfrac>
      </mrow>
      <mrow>
        <mi mathvariant="italic">dx</mi>
        <mo stretchy="false">=</mo>
        <msup>
          <mi>sin</mi>
          <mrow>
            <mo stretchy="false">−</mo>
            <mn>1</mn>
          </mrow>
        </msup>
      </mrow>
      <mrow>
        <mrow>
          <mo fence="true" form="prefix" stretchy="false">(</mo>
          <mrow>
            <mfrac>
              <mi>x</mi>
              <mi>a</mi>
            </mfrac>
          </mrow>
          <mo fence="true" form="postfix" stretchy="false">)</mo>
        </mrow>
        <mo stretchy="false">+</mo>
        <mi>C</mi>
      </mrow>
    </mrow>
    <annotation encoding="StarMath 5.0">int {1 over {sqrt{a^2 - x^2}}} dx = sin rsup -1 (x over a) + C</annotation>
  </semantics>
</math>
</file>

<file path=Object 65/content.xml><?xml version="1.0" encoding="utf-8"?>
<math xmlns="http://www.w3.org/1998/Math/MathML" display="block">
  <semantics>
    <mrow>
      <mrow>
        <mo stretchy="false">∫</mo>
        <mfrac>
          <mn>1</mn>
          <mrow>
            <msup>
              <mi>a</mi>
              <mn>2</mn>
            </msup>
            <mo stretchy="false">+</mo>
            <msup>
              <mi>x</mi>
              <mn>2</mn>
            </msup>
          </mrow>
        </mfrac>
      </mrow>
      <mrow>
        <mi mathvariant="italic">dx</mi>
        <mo stretchy="false">=</mo>
        <mfrac>
          <mn>1</mn>
          <mi>a</mi>
        </mfrac>
      </mrow>
      <msup>
        <mi>tan</mi>
        <mrow>
          <mo stretchy="false">−</mo>
          <mn>1</mn>
        </mrow>
      </msup>
      <mrow>
        <mrow>
          <mo fence="true" form="prefix" stretchy="false">(</mo>
          <mrow>
            <mfrac>
              <mi>x</mi>
              <mi>a</mi>
            </mfrac>
          </mrow>
          <mo fence="true" form="postfix" stretchy="false">)</mo>
        </mrow>
        <mo stretchy="false">+</mo>
        <mi>C</mi>
      </mrow>
    </mrow>
    <annotation encoding="StarMath 5.0">int {1 over {a^2 + x^2}} dx = 1 over a tan rsup -1 (x over a) + C</annotation>
  </semantics>
</math>
</file>

<file path=Object 66/content.xml><?xml version="1.0" encoding="utf-8"?>
<math xmlns="http://www.w3.org/1998/Math/MathML" display="block">
  <semantics>
    <mrow>
      <mrow>
        <mrow>
          <mo fence="true" form="prefix" stretchy="false">(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</mtable>
          </mrow>
          <mo fence="true" form="postfix" stretchy="false">)</mo>
        </mrow>
        <mo stretchy="false">+</mo>
        <mrow>
          <mo fence="true" form="prefix" stretchy="fals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form="postfix" stretchy="false">)</mo>
        </mrow>
      </mrow>
      <mo stretchy="false">=</mo>
      <mrow>
        <mo fence="true" form="prefix" stretchy="false">(</mo>
        <mrow>
          <mtable>
            <mtr>
              <mtd>
                <mrow>
                  <msub>
                    <mi>a</mi>
                    <mn>1</mn>
                  </msub>
                  <mo stretchy="false">+</mo>
                  <msub>
                    <mi>b</mi>
                    <mn>1</mn>
                  </msub>
                </mrow>
              </mtd>
            </mtr>
            <mtr>
              <mtd>
                <mrow>
                  <msub>
                    <mi>a</mi>
                    <mn>2</mn>
                  </msub>
                  <mo stretchy="false">+</mo>
                  <msub>
                    <mi>b</mi>
                    <mn>2</mn>
                  </msub>
                </mrow>
              </mtd>
            </mtr>
          </mtable>
        </mrow>
        <mo fence="true" form="postfix" stretchy="false">)</mo>
      </mrow>
    </mrow>
    <annotation encoding="StarMath 5.0">(binom{a rsub 1}{a rsub 2}) +  (binom{b rsub 1}{b rsub 2}) = (binom{a rsub1 +b rsub1}{a rsub2 + b rsub2})</annotation>
  </semantics>
</math>
</file>

<file path=Object 67/content.xml><?xml version="1.0" encoding="utf-8"?>
<math xmlns="http://www.w3.org/1998/Math/MathML" display="block">
  <semantics>
    <mrow>
      <mrow>
        <mi>λ</mi>
        <mo stretchy="false">⋅</mo>
        <mrow>
          <mo fence="true" form="prefix" stretchy="false">(</mo>
          <mrow>
            <mtable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</mtable>
          </mrow>
          <mo fence="true" form="postfix" stretchy="false">)</mo>
        </mrow>
      </mrow>
      <mo stretchy="false">=</mo>
      <mrow>
        <mo fence="true" form="prefix" stretchy="false">(</mo>
        <mrow>
          <mtable>
            <mtr>
              <mtd>
                <mrow>
                  <mi>λ</mi>
                  <msub>
                    <mi>a</mi>
                    <mn>1</mn>
                  </msub>
                </mrow>
              </mtd>
            </mtr>
            <mtr>
              <mtd>
                <mrow>
                  <mi>λ</mi>
                  <msub>
                    <mi>a</mi>
                    <mn>2</mn>
                  </msub>
                </mrow>
              </mtd>
            </mtr>
          </mtable>
        </mrow>
        <mo fence="true" form="postfix" stretchy="false">)</mo>
      </mrow>
    </mrow>
    <annotation encoding="StarMath 5.0">%lambda cdot (binom{a sub1}{a sub2}) = (binom{%lambda a sub1}{%lambda a sub2})</annotation>
  </semantics>
</math>
</file>

<file path=Object 68/content.xml><?xml version="1.0" encoding="utf-8"?>
<math xmlns="http://www.w3.org/1998/Math/MathML" display="block">
  <semantics>
    <mrow>
      <mover accent="true">
        <mi>c</mi>
        <mo stretchy="true">⃗</mo>
      </mover>
      <mo stretchy="false">⊥</mo>
      <mrow>
        <mover accent="true">
          <mi>a</mi>
          <mo stretchy="true">⃗</mo>
        </mover>
        <mo stretchy="false">∧</mo>
        <mover accent="true">
          <mi>c</mi>
          <mo stretchy="true">⃗</mo>
        </mover>
      </mrow>
      <mo stretchy="false">⊥</mo>
      <mover accent="true">
        <mi>b</mi>
        <mo stretchy="true">⃗</mo>
      </mover>
    </mrow>
    <annotation encoding="StarMath 5.0">widevec c ortho widevec a and widevec c ortho widevec b</annotation>
  </semantics>
</math>
</file>

<file path=Object 69/content.xml><?xml version="1.0" encoding="utf-8"?>
<math xmlns="http://www.w3.org/1998/Math/MathML" display="block">
  <semantics>
    <mrow>
      <mrow>
        <msup>
          <mi>g</mi>
          <mi>x</mi>
        </msup>
        <mo stretchy="false">=</mo>
        <mi>a</mi>
      </mrow>
      <mo stretchy="false">⇔</mo>
      <mrow>
        <mi>x</mi>
        <mo stretchy="false">=</mo>
        <mmultiscripts>
          <mrow>
            <mi>log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prescripts/>
          <none/>
          <mi>g</mi>
        </mmultiscripts>
      </mrow>
    </mrow>
    <annotation encoding="StarMath 5.0">g^x = a dlrarrow x = {log(a)} lsup g</annotation>
  </semantics>
</math>
</file>

<file path=Object 7/content.xml><?xml version="1.0" encoding="utf-8"?>
<math xmlns="http://www.w3.org/1998/Math/MathML" display="block">
  <semantics>
    <mrow>
      <mi>g</mi>
      <mo stretchy="false">≠</mo>
      <mn>1</mn>
    </mrow>
    <annotation encoding="StarMath 5.0">g &lt;&gt; 1 </annotation>
  </semantics>
</math>
</file>

<file path=Object 70/content.xml><?xml version="1.0" encoding="utf-8"?>
<math xmlns="http://www.w3.org/1998/Math/MathML" display="block">
  <semantics>
    <mrow>
      <mrow>
        <mo fence="true" form="prefix" stretchy="true">|</mo>
        <mrow>
          <mtable>
            <mtr>
              <mtd>
                <msub>
                  <mi>a</mi>
                  <mn>1</mn>
                </msub>
              </mtd>
            </mtr>
            <mtr>
              <mtd>
                <msub>
                  <mi>a</mi>
                  <mn>2</mn>
                </msub>
              </mtd>
            </mtr>
            <mtr>
              <mtd>
                <msub>
                  <mi>a</mi>
                  <mi>n</mi>
                </msub>
              </mtd>
            </mtr>
          </mtable>
        </mrow>
        <mo fence="true" form="postfix" stretchy="true">|</mo>
      </mrow>
      <mrow>
        <mrow>
          <mo fence="true" form="prefix" stretchy="false">(</mo>
          <mrow>
            <mrow>
              <mo fence="true" form="prefix" stretchy="true">|</mo>
              <mrow>
                <mover accent="true">
                  <mi>a</mi>
                  <mo stretchy="true">⃗</mo>
                </mover>
              </mrow>
              <mo fence="true" form="postfix" stretchy="true">|</mo>
            </mrow>
          </mrow>
          <mo fence="true" form="postfix" stretchy="false">)</mo>
        </mrow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a</mi>
              <mi>i</mi>
              <mn>2</mn>
            </msubsup>
          </mrow>
        </msqrt>
      </mrow>
    </mrow>
    <annotation encoding="StarMath 5.0">abs{stack{a sub1 # a sub2 # a sub n}} (abs{widevec a}) = sqrt{ sum from{i = 1} to{n} a sub i ^2 } </annotation>
  </semantics>
</math>
</file>

<file path=Object 71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ϕ</mi>
          </mrow>
          <mo fence="true" form="postfix" stretchy="false">)</mo>
        </mrow>
        <mo stretchy="false">=</mo>
        <mfrac>
          <mrow>
            <mover accent="true">
              <mi>a</mi>
              <mo stretchy="true">⃗</mo>
            </mover>
            <mo stretchy="false">⋅</mo>
            <mover accent="true">
              <mi>b</mi>
              <mo stretchy="true">⃗</mo>
            </mover>
          </mrow>
          <mrow>
            <mrow>
              <mo fence="true" form="prefix" stretchy="true">|</mo>
              <mrow>
                <mover accent="true">
                  <mi>a</mi>
                  <mo stretchy="true">⃗</mo>
                </mover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over accent="true">
                  <mi>b</mi>
                  <mo stretchy="true">⃗</mo>
                </mover>
              </mrow>
              <mo fence="true" form="postfix" stretchy="true">|</mo>
            </mrow>
          </mrow>
        </mfrac>
      </mrow>
    </mrow>
    <annotation encoding="StarMath 5.0">cos(%phi) = {widevec a cdot widevec b} over {abs{widevec a} cdot abs{widevec b}}</annotation>
  </semantics>
</math>
</file>

<file path=Object 72/content.xml><?xml version="1.0" encoding="utf-8"?>
<math xmlns="http://www.w3.org/1998/Math/MathML" display="block">
  <semantics>
    <mrow>
      <mrow>
        <mrow>
          <mover accent="true">
            <mi>a</mi>
            <mo stretchy="true">⃗</mo>
          </mover>
          <mo stretchy="false">⋅</mo>
          <mover accent="true">
            <mi>b</mi>
            <mo stretchy="true">⃗</mo>
          </mover>
        </mrow>
        <mo stretchy="false">=</mo>
        <mn>0</mn>
      </mrow>
      <mo stretchy="false">⇒</mo>
      <mrow>
        <mover accent="true">
          <mi>a</mi>
          <mo stretchy="true">⃗</mo>
        </mover>
        <mo stretchy="false">⊥</mo>
        <mover accent="true">
          <mi>b</mi>
          <mo stretchy="true">⃗</mo>
        </mover>
      </mrow>
    </mrow>
    <annotation encoding="StarMath 5.0">widevec a cdot widevec b = 0 drarrow widevec a ortho widevec b</annotation>
  </semantics>
</math>
</file>

<file path=Object 7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row>
              <mo fence="true" form="prefix" stretchy="false">[</mo>
              <mrow>
                <mtable>
                  <mtr>
                    <mtd>
                      <mi>a</mi>
                    </mtd>
                    <mtd>
                      <mi>b</mi>
                    </mtd>
                  </mtr>
                  <mtr>
                    <mtd>
                      <mi>c</mi>
                    </mtd>
                    <mtd>
                      <mi>d</mi>
                    </mtd>
                  </mtr>
                </mtable>
              </mrow>
              <mo fence="true" form="postfix" stretchy="false">]</mo>
            </mrow>
          </mrow>
          <mo fence="true" form="postfix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[ matrix{a # b ## c # d }]) = ad - bc</annotation>
  </semantics>
</math>
</file>

<file path=Object 74/content.xml><?xml version="1.0" encoding="utf-8"?>
<math xmlns="http://www.w3.org/1998/Math/MathML" display="block">
  <semantics>
    <mrow>
      <msup>
        <mrow>
          <mo fence="true" form="prefix" stretchy="fals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form="postfix" stretchy="false">]</mo>
        </mrow>
        <mi>T</mi>
      </msup>
      <mo stretchy="false">=</mo>
      <mrow>
        <mo fence="true" form="prefix" stretchy="false">[</mo>
        <mrow>
          <mtable>
            <mtr>
              <mtd>
                <mi>a</mi>
              </mtd>
              <mtd>
                <mi>c</mi>
              </mtd>
            </mtr>
            <mtr>
              <mtd>
                <mi>b</mi>
              </mtd>
              <mtd>
                <mi>d</mi>
              </mtd>
            </mtr>
          </mtable>
        </mrow>
        <mo fence="true" form="postfix" stretchy="false">]</mo>
      </mrow>
    </mrow>
    <annotation encoding="StarMath 5.0">[matrix{a # b ## c # d}] sup T = [matrix{a # c ## b # d}] </annotation>
  </semantics>
</math>
</file>

<file path=Object 75/content.xml><?xml version="1.0" encoding="utf-8"?>
<math xmlns="http://www.w3.org/1998/Math/MathML" display="block">
  <semantics>
    <mrow>
      <mo fence="true" form="prefix" stretchy="false">[</mo>
      <mrow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  <mo stretchy="false">∣</mo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</mrow>
      <mo fence="true" form="postfix" stretchy="false">]</mo>
    </mrow>
    <annotation encoding="StarMath 5.0">[matrix{a # b ## c # d} divides matrix{1 # 0 ## 0 # 1} ]</annotation>
  </semantics>
</math>
</file>

<file path=Object 76/content.xml><?xml version="1.0" encoding="utf-8"?>
<math xmlns="http://www.w3.org/1998/Math/MathML" display="block">
  <semantics>
    <mrow>
      <munder>
        <mi>lim</mi>
        <mrow>
          <mi>x</mi>
          <mo stretchy="false">⇒</mo>
          <mi>a</mi>
        </mrow>
      </munder>
      <mrow/>
    </mrow>
    <annotation encoding="StarMath 5.0">lim from{x drarrow a}{}</annotation>
  </semantics>
</math>
</file>

<file path=Object 7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⇒</mo>
              <mi mathvariant="normal">∞</mi>
            </mrow>
          </munder>
          <mfrac>
            <msup>
              <mi>a</mi>
              <mi>m</mi>
            </msup>
            <msup>
              <mi>c</mi>
              <mi>n</mi>
            </msup>
          </mfrac>
        </mrow>
        <mo stretchy="false">=</mo>
        <mn>0</mn>
      </mrow>
      <mrow>
        <mo fence="true" form="prefix" stretchy="false">(</mo>
        <mrow>
          <mrow>
            <mi>m</mi>
            <mo stretchy="false">&lt;</mo>
            <mi>n</mi>
          </mrow>
        </mrow>
        <mo fence="true" form="postfix" stretchy="false">)</mo>
      </mrow>
    </mrow>
    <annotation encoding="StarMath 5.0">lim from{x drarrow infinity} {{a^m} over {c^n}} = 0 (m &lt; n)</annotation>
  </semantics>
</math>
</file>

<file path=Object 78/content.xml><?xml version="1.0" encoding="utf-8"?>
<math xmlns="http://www.w3.org/1998/Math/MathML" display="block">
  <semantics>
    <mfrac>
      <mn>1</mn>
      <mi>x</mi>
    </mfrac>
    <annotation encoding="StarMath 5.0">1 over x</annotation>
  </semantics>
</math>
</file>

<file path=Object 79/content.xml><?xml version="1.0" encoding="utf-8"?>
<math xmlns="http://www.w3.org/1998/Math/MathML" display="block">
  <semantics>
    <mrow>
      <mo stretchy="false">−</mo>
      <mfrac>
        <mn>1</mn>
        <mi>x</mi>
      </mfrac>
    </mrow>
    <annotation encoding="StarMath 5.0">- {1 over x}</annotation>
  </semantics>
</math>
</file>

<file path=Object 8/content.xml><?xml version="1.0" encoding="utf-8"?>
<math xmlns="http://www.w3.org/1998/Math/MathML" display="block">
  <semantics>
    <mrow>
      <mrow>
        <mmultiscripts>
          <mrow>
            <mi>log</mi>
            <mi mathvariant="italic">ab</mi>
          </mrow>
          <mprescripts/>
          <none/>
          <mi>g</mi>
        </mmultiscripts>
        <mo stretchy="false">=</mo>
        <mrow>
          <mmultiscripts>
            <mrow>
              <mi>log</mi>
              <mi>a</mi>
            </mrow>
            <mprescripts/>
            <none/>
            <mi>g</mi>
          </mmultiscripts>
          <mo stretchy="false">+</mo>
          <mmultiscripts>
            <mrow>
              <mi>log</mi>
              <mi>b</mi>
            </mrow>
            <mprescripts/>
            <none/>
            <mi>g</mi>
          </mmultiscripts>
        </mrow>
      </mrow>
      <mspace/>
    </mrow>
    <annotation encoding="StarMath 5.0">{log ab } lsup g = { log a } lsup g + { log b } lsup g`</annotation>
  </semantics>
</math>
</file>

<file path=Object 80/content.xml><?xml version="1.0" encoding="utf-8"?>
<math xmlns="http://www.w3.org/1998/Math/MathML" display="block">
  <semantics>
    <mrow>
      <munder>
        <mi>lim</mi>
        <mrow>
          <mi>x</mi>
          <mo stretchy="false">⇒</mo>
          <mi mathvariant="normal">∞</mi>
        </mrow>
      </munder>
      <mrow/>
    </mrow>
    <annotation encoding="StarMath 5.0">lim from {x drarrow infinity} {}</annotation>
  </semantics>
</math>
</file>

<file path=Object 81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⇒</mo>
              <mi mathvariant="normal">∞</mi>
            </mrow>
          </munder>
          <msup>
            <mi>g</mi>
            <mi>x</mi>
          </msup>
        </mrow>
        <mo stretchy="false">=</mo>
        <mn>0</mn>
      </mrow>
      <mrow>
        <mo fence="true" form="prefix" stretchy="false">(</mo>
        <mrow>
          <mrow>
            <mn>0</mn>
            <mo stretchy="false">&lt;</mo>
            <mi>g</mi>
            <mo stretchy="false">&lt;</mo>
            <mn>1</mn>
          </mrow>
        </mrow>
        <mo fence="true" form="postfix" stretchy="false">)</mo>
      </mrow>
    </mrow>
    <annotation encoding="StarMath 5.0">lim from{x drarrow infinity} g^x = 0 (0 &lt; g &lt; 1)</annotation>
  </semantics>
</math>
</file>

<file path=Object 82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⇒</mo>
              <mi mathvariant="normal">∞</mi>
            </mrow>
          </munder>
          <msup>
            <mi>g</mi>
            <mi>x</mi>
          </msup>
        </mrow>
        <mo stretchy="false">=</mo>
        <mi mathvariant="normal">∞</mi>
      </mrow>
      <mrow>
        <mo fence="true" form="prefix" stretchy="false">(</mo>
        <mrow>
          <mrow>
            <mi>g</mi>
            <mo stretchy="false">&gt;</mo>
            <mn>1</mn>
          </mrow>
        </mrow>
        <mo fence="true" form="postfix" stretchy="false">)</mo>
      </mrow>
    </mrow>
    <annotation encoding="StarMath 5.0">lim from{x drarrow infinity} g^x = infinity (g &gt; 1)</annotation>
  </semantics>
</math>
</file>

<file path=Object 83/content.xml><?xml version="1.0" encoding="utf-8"?>
<math xmlns="http://www.w3.org/1998/Math/MathML" display="block">
  <semantics>
    <mrow>
      <mrow>
        <munder>
          <mi>lim</mi>
          <mrow>
            <mi>x</mi>
            <mo stretchy="false">⇒</mo>
            <mn>0</mn>
          </mrow>
        </munder>
        <mfrac>
          <mrow>
            <mi>si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n>1</mn>
    </mrow>
    <annotation encoding="StarMath 5.0">lim from{x drarrow 0} {{sin(x)} over {x}} = 1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x</mi>
            <mo stretchy="false">⇒</mo>
            <mn>0</mn>
          </mrow>
        </munder>
        <mfrac>
          <mrow>
            <mi>ta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n>1</mn>
    </mrow>
    <annotation encoding="StarMath 5.0">lim from{x drarrow 0} {{tan(x)} over x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⇒</mo>
            <mi mathvariant="normal">∞</mi>
          </mrow>
        </munder>
        <mfrac>
          <mrow>
            <mi>si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n>0</mn>
    </mrow>
    <annotation encoding="StarMath 5.0">lim from{x drarrow infinity} {{sin(x)} over x} = 0</annotation>
  </semantics>
</math>
</file>

<file path=Object 86/content.xml><?xml version="1.0" encoding="utf-8"?>
<math xmlns="http://www.w3.org/1998/Math/MathML" display="block">
  <semantics>
    <mrow>
      <mrow>
        <mrow>
          <mover accent="true">
            <mi>a</mi>
            <mo stretchy="true">⃗</mo>
          </mover>
          <mo stretchy="false">⋅</mo>
          <mover accent="true">
            <mi>b</mi>
            <mo stretchy="true">⃗</mo>
          </mover>
        </mrow>
        <mo stretchy="false">=</mo>
        <mrow>
          <mrow>
            <mo fence="true" form="prefix" stretchy="true">|</mo>
            <mrow>
              <mi>a</mi>
            </mrow>
            <mo fence="true" form="postfix" stretchy="true">|</mo>
          </mrow>
          <mo stretchy="false">⋅</mo>
          <mrow>
            <mo fence="true" form="prefix" stretchy="true">|</mo>
            <mrow>
              <mi>b</mi>
            </mrow>
            <mo fence="true" form="postfix" stretchy="true">|</mo>
          </mrow>
          <mo stretchy="false">⋅</mo>
          <mi>cos</mi>
        </mrow>
      </mrow>
      <mrow>
        <mo fence="true" form="prefix" stretchy="false">(</mo>
        <mrow>
          <mi>ϕ</mi>
        </mrow>
        <mo fence="true" form="postfix" stretchy="false">)</mo>
      </mrow>
    </mrow>
    <annotation encoding="StarMath 5.0">widevec a cdot widevec b = abs{a} cdot abs{b} cdot cos(%phi)</annotation>
  </semantics>
</math>
</file>

<file path=Object 87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⋅</mo>
        <mover accent="true">
          <mi>b</mi>
          <mo stretchy="true">⃗</mo>
        </mover>
      </mrow>
      <mo stretchy="false">=</mo>
      <mrow>
        <mover accent="true">
          <mi>b</mi>
          <mo stretchy="true">⃗</mo>
        </mover>
        <mo stretchy="false">⋅</mo>
        <mover accent="true">
          <mi>a</mi>
          <mo stretchy="true">⃗</mo>
        </mover>
      </mrow>
    </mrow>
    <annotation encoding="StarMath 5.0">widevec a cdot widevec b = widevec b cdot widevec a</annotation>
  </semantics>
</math>
</file>

<file path=Object 88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⋅</mo>
        <mrow>
          <mo fence="true" form="prefix" stretchy="false">(</mo>
          <mrow>
            <mrow>
              <mover accent="true">
                <mi>b</mi>
                <mo stretchy="true">⃗</mo>
              </mover>
              <mo stretchy="false">+</mo>
              <mover accent="true">
                <mi>c</mi>
                <mo stretchy="true">⃗</mo>
              </mover>
            </mrow>
          </mrow>
          <mo fence="true" form="postfix" stretchy="false">)</mo>
        </mrow>
      </mrow>
      <mo stretchy="false">=</mo>
      <mrow>
        <mrow>
          <mover accent="true">
            <mi>a</mi>
            <mo stretchy="true">⃗</mo>
          </mover>
          <mo stretchy="false">⋅</mo>
          <mover accent="true">
            <mi>b</mi>
            <mo stretchy="true">⃗</mo>
          </mover>
        </mrow>
        <mo stretchy="false">+</mo>
        <mrow>
          <mover accent="true">
            <mi>a</mi>
            <mo stretchy="true">⃗</mo>
          </mover>
          <mo stretchy="false">⋅</mo>
          <mover accent="true">
            <mi>c</mi>
            <mo stretchy="true">⃗</mo>
          </mover>
        </mrow>
      </mrow>
    </mrow>
    <annotation encoding="StarMath 5.0">widevec a cdot(widevec b + widevec c) = widevec a cdot widevec b + widevec a cdot widevec c</annotation>
  </semantics>
</math>
</file>

<file path=Object 89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λ</mi>
                <mover accent="true">
                  <mi>a</mi>
                  <mo stretchy="true">⃗</mo>
                </mover>
              </mrow>
            </mrow>
            <mo fence="true" form="postfix" stretchy="false">)</mo>
          </mrow>
          <mo stretchy="false">⋅</mo>
          <mover accent="true">
            <mi>b</mi>
            <mo stretchy="true">⃗</mo>
          </mover>
        </mrow>
        <mo stretchy="false">=</mo>
        <mrow>
          <mover accent="true">
            <mi>a</mi>
            <mo stretchy="true">⃗</mo>
          </mover>
          <mo stretchy="false">⋅</mo>
          <mrow>
            <mo fence="true" form="prefix" stretchy="false">(</mo>
            <mrow>
              <mrow>
                <mi>λ</mi>
                <mover accent="true">
                  <mi>b</mi>
                  <mo stretchy="true">⃗</mo>
                </mover>
              </mrow>
            </mrow>
            <mo fence="true" form="postfix" stretchy="false">)</mo>
          </mrow>
        </mrow>
        <mo stretchy="false">=</mo>
        <mi>λ</mi>
      </mrow>
      <mrow>
        <mo fence="true" form="prefix" stretchy="false">(</mo>
        <mrow>
          <mrow>
            <mover accent="true">
              <mi>a</mi>
              <mo stretchy="true">⃗</mo>
            </mover>
            <mo stretchy="false">⋅</mo>
            <mover accent="true">
              <mi>b</mi>
              <mo stretchy="true">⃗</mo>
            </mover>
          </mrow>
        </mrow>
        <mo fence="true" form="postfix" stretchy="false">)</mo>
      </mrow>
    </mrow>
    <annotation encoding="StarMath 5.0">(%lambda widevec a) cdot widevec b = widevec a cdot (%lambda widevec b) = %lambda(widevec a cdot widevec b)</annotation>
  </semantics>
</math>
</file>

<file path=Object 9/content.xml><?xml version="1.0" encoding="utf-8"?>
<math xmlns="http://www.w3.org/1998/Math/MathML" display="block">
  <semantics>
    <mrow>
      <mmultiscripts>
        <mrow>
          <mi>log</mi>
          <mfrac>
            <mi>a</mi>
            <mi>b</mi>
          </mfrac>
        </mrow>
        <mprescripts/>
        <none/>
        <mi>g</mi>
      </mmultiscripts>
      <mo stretchy="false">=</mo>
      <mrow>
        <mmultiscripts>
          <mrow>
            <mi>log</mi>
            <mi>a</mi>
          </mrow>
          <mprescripts/>
          <none/>
          <mi>g</mi>
        </mmultiscripts>
        <mo stretchy="false">−</mo>
        <mmultiscripts>
          <mrow>
            <mi>log</mi>
            <mi>b</mi>
          </mrow>
          <mprescripts/>
          <none/>
          <mi>g</mi>
        </mmultiscripts>
      </mrow>
    </mrow>
    <annotation encoding="StarMath 5.0">{ log {a} over {b} } lsup g = { log a } lsup g - { log b } lsup g</annotation>
  </semantics>
</math>
</file>

<file path=Object 90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⋅</mo>
        <mover accent="true">
          <mi>b</mi>
          <mo stretchy="true">⃗</mo>
        </mover>
      </mrow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  <mo stretchy="false">⋅</mo>
        <msub>
          <mi>b</mi>
          <mi>i</mi>
        </msub>
      </mrow>
    </mrow>
    <annotation encoding="StarMath 5.0">widevec a cdot widevec b = sum from{i=1} to{n} a sub i cdot b sub i </annotation>
  </semantics>
</math>
</file>

<file path=Object 91/content.xml><?xml version="1.0" encoding="utf-8"?>
<math xmlns="http://www.w3.org/1998/Math/MathML" display="block">
  <semantics>
    <mrow>
      <mrow>
        <mo fence="true" form="prefix" stretchy="true">|</mo>
        <mrow>
          <mi>p</mi>
        </mrow>
        <mo fence="true" form="postfix" stretchy="true">|</mo>
      </mrow>
      <mo stretchy="false">=</mo>
      <mrow>
        <mrow>
          <mo fence="true" form="prefix" stretchy="true">|</mo>
          <mrow>
            <mi>a</mi>
          </mrow>
          <mo fence="true" form="postfix" stretchy="true">|</mo>
        </mrow>
        <mo stretchy="false">⋅</mo>
        <mfrac>
          <mrow>
            <mover accent="true">
              <mi>a</mi>
              <mo stretchy="true">⃗</mo>
            </mover>
            <mo stretchy="false">⋅</mo>
            <mover accent="true">
              <mi>b</mi>
              <mo stretchy="true">⃗</mo>
            </mover>
          </mrow>
          <mrow>
            <mrow>
              <mo fence="true" form="prefix" stretchy="true">|</mo>
              <mrow>
                <mi>a</mi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i>b</mi>
              </mrow>
              <mo fence="true" form="postfix" stretchy="true">|</mo>
            </mrow>
          </mrow>
        </mfrac>
      </mrow>
      <mo stretchy="false">=</mo>
      <mfrac>
        <mrow>
          <mover accent="true">
            <mi>a</mi>
            <mo stretchy="true">⃗</mo>
          </mover>
          <mo stretchy="false">⋅</mo>
          <mover accent="true">
            <mi>b</mi>
            <mo stretchy="true">⃗</mo>
          </mover>
        </mrow>
        <mrow>
          <mo fence="true" form="prefix" stretchy="true">|</mo>
          <mrow>
            <mi>b</mi>
          </mrow>
          <mo fence="true" form="postfix" stretchy="true">|</mo>
        </mrow>
      </mfrac>
    </mrow>
    <annotation encoding="StarMath 5.0">abs{p} = abs{a} cdot {{widevec a cdot widevec b} over {abs{a} cdot abs{b}}} = {widevec a cdot widevec b} over abs{b}</annotation>
  </semantics>
</math>
</file>

<file path=Object 92/content.xml><?xml version="1.0" encoding="utf-8"?>
<math xmlns="http://www.w3.org/1998/Math/MathML" display="block">
  <semantics>
    <mrow>
      <mover accent="true">
        <mi>p</mi>
        <mo stretchy="true">⃗</mo>
      </mover>
      <mo stretchy="false">=</mo>
      <mrow>
        <mfrac>
          <mrow>
            <mover accent="true">
              <mi>a</mi>
              <mo stretchy="true">⃗</mo>
            </mover>
            <mo stretchy="false">⋅</mo>
            <mover accent="true">
              <mi>b</mi>
              <mo stretchy="true">⃗</mo>
            </mover>
          </mrow>
          <mrow>
            <mo fence="true" form="prefix" stretchy="true">|</mo>
            <mrow>
              <msup>
                <mi>b</mi>
                <mn>2</mn>
              </msup>
            </mrow>
            <mo fence="true" form="postfix" stretchy="true">|</mo>
          </mrow>
        </mfrac>
        <mo stretchy="false">⋅</mo>
        <mover accent="true">
          <mi>b</mi>
          <mo stretchy="true">⃗</mo>
        </mover>
      </mrow>
    </mrow>
    <annotation encoding="StarMath 5.0">widevec p = {widevec a cdot widevec b} over {abs{b}^2} cdot widevec b</annotation>
  </semantics>
</math>
</file>

<file path=Object 93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a</mi>
              <mo stretchy="false">×</mo>
              <mi>b</mi>
            </mrow>
          </mrow>
          <mo fence="true" form="postfix" stretchy="true">|</mo>
        </mrow>
        <mo stretchy="false">=</mo>
        <mrow>
          <mrow>
            <mo fence="true" form="prefix" stretchy="true">|</mo>
            <mrow>
              <mi>a</mi>
            </mrow>
            <mo fence="true" form="postfix" stretchy="true">|</mo>
          </mrow>
          <mo stretchy="false">⋅</mo>
          <mrow>
            <mo fence="true" form="prefix" stretchy="true">|</mo>
            <mrow>
              <mi>b</mi>
            </mrow>
            <mo fence="true" form="postfix" stretchy="true">|</mo>
          </mrow>
          <mo stretchy="false">⋅</mo>
          <mi>sin</mi>
        </mrow>
      </mrow>
      <mrow>
        <mo fence="true" form="prefix" stretchy="false">(</mo>
        <mrow>
          <mi>ϕ</mi>
        </mrow>
        <mo fence="true" form="postfix" stretchy="false">)</mo>
      </mrow>
    </mrow>
    <annotation encoding="StarMath 5.0">abs{a times b} = abs{a} cdot abs{b} cdot sin(%phi) </annotation>
  </semantics>
</math>
</file>

<file path=Object 94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×</mo>
        <mover accent="true">
          <mi>b</mi>
          <mo stretchy="true">⃗</mo>
        </mover>
      </mrow>
      <mo stretchy="false">=</mo>
      <mrow>
        <mo stretchy="false">−</mo>
        <mrow>
          <mo fence="true" form="prefix" stretchy="false">(</mo>
          <mrow>
            <mrow>
              <mover accent="true">
                <mi>b</mi>
                <mo stretchy="true">⃗</mo>
              </mover>
              <mo stretchy="false">×</mo>
              <mover accent="true">
                <mi>a</mi>
                <mo stretchy="true">⃗</mo>
              </mover>
            </mrow>
          </mrow>
          <mo fence="true" form="postfix" stretchy="false">)</mo>
        </mrow>
      </mrow>
    </mrow>
    <annotation encoding="StarMath 5.0">widevec a times widevec b = -(widevec b times widevec a)</annotation>
  </semantics>
</math>
</file>

<file path=Object 95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×</mo>
        <mrow>
          <mo fence="true" form="prefix" stretchy="false">(</mo>
          <mrow>
            <mrow>
              <mover accent="true">
                <mi>b</mi>
                <mo stretchy="true">⃗</mo>
              </mover>
              <mo stretchy="false">+</mo>
              <mover accent="true">
                <mi>c</mi>
                <mo stretchy="true">⃗</mo>
              </mover>
            </mrow>
          </mrow>
          <mo fence="true" form="postfix" stretchy="false">)</mo>
        </mrow>
      </mrow>
      <mo stretchy="false">=</mo>
      <mrow>
        <mrow>
          <mover accent="true">
            <mi>a</mi>
            <mo stretchy="true">⃗</mo>
          </mover>
          <mo stretchy="false">×</mo>
          <mover accent="true">
            <mi>b</mi>
            <mo stretchy="true">⃗</mo>
          </mover>
        </mrow>
        <mo stretchy="false">+</mo>
        <mrow>
          <mover accent="true">
            <mi>a</mi>
            <mo stretchy="true">⃗</mo>
          </mover>
          <mo stretchy="false">×</mo>
          <mover accent="true">
            <mi>c</mi>
            <mo stretchy="true">⃗</mo>
          </mover>
        </mrow>
      </mrow>
    </mrow>
    <annotation encoding="StarMath 5.0">widevec a times (widevec b + widevec c) = widevec a times widevec b + widevec a times widevec c</annotation>
  </semantics>
</math>
</file>

<file path=Object 96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λ</mi>
                <mover accent="true">
                  <mi>a</mi>
                  <mo stretchy="true">⃗</mo>
                </mover>
              </mrow>
            </mrow>
            <mo fence="true" form="postfix" stretchy="false">)</mo>
          </mrow>
          <mo stretchy="false">×</mo>
          <mover accent="true">
            <mi>b</mi>
            <mo stretchy="true">⃗</mo>
          </mover>
        </mrow>
        <mo stretchy="false">=</mo>
        <mrow>
          <mover accent="true">
            <mi>a</mi>
            <mo stretchy="true">⃗</mo>
          </mover>
          <mo stretchy="false">×</mo>
          <mrow>
            <mo fence="true" form="prefix" stretchy="false">(</mo>
            <mrow>
              <mrow>
                <mi>λ</mi>
                <mover accent="true">
                  <mi>b</mi>
                  <mo stretchy="true">⃗</mo>
                </mover>
              </mrow>
            </mrow>
            <mo fence="true" form="postfix" stretchy="false">)</mo>
          </mrow>
        </mrow>
        <mo stretchy="false">=</mo>
        <mi>λ</mi>
      </mrow>
      <mrow>
        <mo fence="true" form="prefix" stretchy="false">(</mo>
        <mrow>
          <mrow>
            <mover accent="true">
              <mi>a</mi>
              <mo stretchy="true">⃗</mo>
            </mover>
            <mo stretchy="false">×</mo>
            <mover accent="true">
              <mi>b</mi>
              <mo stretchy="true">⃗</mo>
            </mover>
          </mrow>
        </mrow>
        <mo fence="true" form="postfix" stretchy="false">)</mo>
      </mrow>
    </mrow>
    <annotation encoding="StarMath 5.0">(%lambda widevec a) times widevec b = widevec a times (%lambda widevec b) = %lambda(widevec a times widevec b)</annotation>
  </semantics>
</math>
</file>

<file path=Object 97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×</mo>
        <mover accent="true">
          <mi>b</mi>
          <mo stretchy="true">⃗</mo>
        </mover>
      </mrow>
      <mo stretchy="false">=</mo>
      <mrow>
        <mo fence="true" form="prefix" stretchy="false">(</mo>
        <mrow>
          <mtable>
            <mtr>
              <mtd>
                <mrow>
                  <msub>
                    <mi>a</mi>
                    <mn>2</mn>
                  </msub>
                  <mrow>
                    <msub>
                      <mi>b</mi>
                      <mn>3</mn>
                    </msub>
                    <mo stretchy="false">−</mo>
                    <msub>
                      <mi>a</mi>
                      <mn>3</mn>
                    </msub>
                  </mrow>
                  <msub>
                    <mi>b</mi>
                    <mn>2</mn>
                  </msub>
                </mrow>
              </mtd>
            </mtr>
            <mtr>
              <mtd>
                <mrow>
                  <msub>
                    <mi>a</mi>
                    <mn>3</mn>
                  </msub>
                  <mrow>
                    <msub>
                      <mi>b</mi>
                      <mn>1</mn>
                    </msub>
                    <mo stretchy="false">−</mo>
                    <msub>
                      <mi>a</mi>
                      <mn>1</mn>
                    </msub>
                  </mrow>
                  <msub>
                    <mi>b</mi>
                    <mn>3</mn>
                  </msub>
                </mrow>
              </mtd>
            </mtr>
            <mtr>
              <mtd>
                <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−</mo>
                    <msub>
                      <mi>a</mi>
                      <mn>2</mn>
                    </msub>
                  </mrow>
                  <msub>
                    <mi>b</mi>
                    <mn>1</mn>
                  </msub>
                </mrow>
              </mtd>
            </mtr>
          </mtable>
        </mrow>
        <mo fence="true" form="postfix" stretchy="false">)</mo>
      </mrow>
    </mrow>
    <annotation encoding="StarMath 5.0">widevec a times widevec b = (stack{a sub2 b sub3 - a sub3 b sub2 # a sub3 b sub1 - a sub1 b sub3 # a sub1 b sub2 - a sub2 b sub1})</annotation>
  </semantics>
</math>
</file>